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fo:font-weight="normal" style:font-weight-asian="normal" style:font-weight-complex="normal"/>
    </style:style>
    <style:style style:name="ce4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binary raw</text:p>
          </table:table-cell>
          <table:table-cell table:number-columns-repeated="25"/>
        </table:table-row>
        <table:table-row table:style-name="ro2">
          <table:table-cell table:number-columns-repeated="2"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/>
          <table:table-cell table:style-name="ce1" office:value-type="string">
            <text:p>size</text:p>
          </table:table-cell>
          <table:table-cell office:value-type="string">
            <text:p>size</text:p>
          </table:table-cell>
          <table:table-cell office:value-type="string">
            <text:p>insn_base</text:p>
          </table:table-cell>
          <table:table-cell office:value-type="string">
            <text:p>l1m_base</text:p>
          </table:table-cell>
          <table:table-cell office:value-type="string">
            <text:p>l2m_base</text:p>
          </table:table-cell>
          <table:table-cell office:value-type="string">
            <text:p>l3m_base</text:p>
          </table:table-cell>
          <table:table-cell/>
          <table:table-cell table:number-columns-repeated="2" office:value-type="string">
            <text:p>size</text:p>
          </table:table-cell>
          <table:table-cell office:value-type="string">
            <text:p>insn_hpy</text:p>
          </table:table-cell>
          <table:table-cell office:value-type="string">
            <text:p>l1m_hpy</text:p>
          </table:table-cell>
          <table:table-cell office:value-type="string">
            <text:p>l2m_hpy</text:p>
          </table:table-cell>
          <table:table-cell office:value-type="string">
            <text:p>l3m_hpy</text:p>
          </table:table-cell>
          <table:table-cell table:number-columns-repeated="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77833">
            <text:p>477,833</text:p>
          </table:table-cell>
          <table:table-cell table:style-name="ce2" office:value-type="float" office:value="8111">
            <text:p>8,111</text:p>
          </table:table-cell>
          <table:table-cell table:style-name="ce2" office:value-type="float" office:value="23867">
            <text:p>23,867</text:p>
          </table:table-cell>
          <table:table-cell table:style-name="ce2" office:value-type="float" office:value="2704">
            <text:p>2,704</text:p>
          </table:table-cell>
          <table:table-cell/>
          <table:table-cell table:style-name="ce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37068">
            <text:p>437,068</text:p>
          </table:table-cell>
          <table:table-cell table:style-name="ce2" office:value-type="float" office:value="7522">
            <text:p>7,522</text:p>
          </table:table-cell>
          <table:table-cell table:style-name="ce2" office:value-type="float" office:value="23519">
            <text:p>23,519</text:p>
          </table:table-cell>
          <table:table-cell table:style-name="ce2" office:value-type="float" office:value="1275">
            <text:p>1,275</text:p>
          </table:table-cell>
          <table:table-cell/>
          <table:table-cell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68564">
            <text:p>468,564</text:p>
          </table:table-cell>
          <table:table-cell table:style-name="ce2" office:value-type="float" office:value="7895">
            <text:p>7,895</text:p>
          </table:table-cell>
          <table:table-cell table:style-name="ce2" office:value-type="float" office:value="25001">
            <text:p>25,001</text:p>
          </table:table-cell>
          <table:table-cell table:style-name="ce2" office:value-type="float" office:value="2376">
            <text:p>2,376</text:p>
          </table:table-cell>
          <table:table-cell table:number-columns-repeated="6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42099">
            <text:p>742,099</text:p>
          </table:table-cell>
          <table:table-cell table:style-name="ce3" office:value-type="float" office:value="8568">
            <text:p>8,568</text:p>
          </table:table-cell>
          <table:table-cell table:style-name="ce2" office:value-type="float" office:value="24478">
            <text:p>24,478</text:p>
          </table:table-cell>
          <table:table-cell table:style-name="ce2" office:value-type="float" office:value="2542">
            <text:p>2,542</text:p>
          </table:table-cell>
          <table:table-cell/>
          <table:table-cell table:style-name="ce1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38311">
            <text:p>638,311</text:p>
          </table:table-cell>
          <table:table-cell table:style-name="ce2" office:value-type="float" office:value="7732">
            <text:p>7,732</text:p>
          </table:table-cell>
          <table:table-cell table:style-name="ce2" office:value-type="float" office:value="23788">
            <text:p>23,788</text:p>
          </table:table-cell>
          <table:table-cell table:style-name="ce2" office:value-type="float" office:value="1255">
            <text:p>1,255</text:p>
          </table:table-cell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85654">
            <text:p>685,654</text:p>
          </table:table-cell>
          <table:table-cell table:style-name="ce2" office:value-type="float" office:value="8384">
            <text:p>8,384</text:p>
          </table:table-cell>
          <table:table-cell table:style-name="ce2" office:value-type="float" office:value="25484">
            <text:p>25,484</text:p>
          </table:table-cell>
          <table:table-cell table:style-name="ce2" office:value-type="float" office:value="2105">
            <text:p>2,10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K</text:p>
          </table:table-cell>
          <table:table-cell table:style-name="ce2" office:value-type="float" office:value="1024">
            <text:p>1,024</text:p>
          </table:table-cell>
          <table:table-cell table:style-name="ce2" office:value-type="float" office:value="3441443">
            <text:p>3,441,443</text:p>
          </table:table-cell>
          <table:table-cell table:style-name="ce2" office:value-type="float" office:value="10501">
            <text:p>10,501</text:p>
          </table:table-cell>
          <table:table-cell table:style-name="ce2" office:value-type="float" office:value="28590">
            <text:p>28,590</text:p>
          </table:table-cell>
          <table:table-cell table:style-name="ce2" office:value-type="float" office:value="3376">
            <text:p>3,376</text:p>
          </table:table-cell>
          <table:table-cell/>
          <table:table-cell table:style-name="ce1" office:value-type="string">
            <text:p>1K</text:p>
          </table:table-cell>
          <table:table-cell table:style-name="ce2" office:value-type="float" office:value="1024">
            <text:p>1,024</text:p>
          </table:table-cell>
          <table:table-cell table:style-name="ce2" office:value-type="float" office:value="2662666">
            <text:p>2,662,666</text:p>
          </table:table-cell>
          <table:table-cell table:style-name="ce2" office:value-type="float" office:value="9023">
            <text:p>9,023</text:p>
          </table:table-cell>
          <table:table-cell table:style-name="ce2" office:value-type="float" office:value="26046">
            <text:p>26,046</text:p>
          </table:table-cell>
          <table:table-cell table:style-name="ce2" office:value-type="float" office:value="2167">
            <text:p>2,167</text:p>
          </table:table-cell>
          <table:table-cell/>
          <table:table-cell office:value-type="string">
            <text:p>1K</text:p>
          </table:table-cell>
          <table:table-cell table:style-name="ce2" office:value-type="float" office:value="1024">
            <text:p>1,024</text:p>
          </table:table-cell>
          <table:table-cell table:style-name="ce2" office:value-type="float" office:value="2750346">
            <text:p>2,750,346</text:p>
          </table:table-cell>
          <table:table-cell table:style-name="ce2" office:value-type="float" office:value="9491">
            <text:p>9,491</text:p>
          </table:table-cell>
          <table:table-cell table:style-name="ce2" office:value-type="float" office:value="28062">
            <text:p>28,062</text:p>
          </table:table-cell>
          <table:table-cell table:style-name="ce2" office:value-type="float" office:value="2361">
            <text:p>2,36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8K</text:p>
          </table:table-cell>
          <table:table-cell table:style-name="ce2" office:value-type="float" office:value="8192">
            <text:p>8,192</text:p>
          </table:table-cell>
          <table:table-cell table:style-name="ce2" office:value-type="float" office:value="25441010">
            <text:p>25,441,010</text:p>
          </table:table-cell>
          <table:table-cell table:style-name="ce2" office:value-type="float" office:value="28921">
            <text:p>28,921</text:p>
          </table:table-cell>
          <table:table-cell table:style-name="ce2" office:value-type="float" office:value="61940">
            <text:p>61,940</text:p>
          </table:table-cell>
          <table:table-cell table:style-name="ce2" office:value-type="float" office:value="5368">
            <text:p>5,368</text:p>
          </table:table-cell>
          <table:table-cell/>
          <table:table-cell table:style-name="ce1" office:value-type="string">
            <text:p>8K</text:p>
          </table:table-cell>
          <table:table-cell table:style-name="ce2" office:value-type="float" office:value="8192">
            <text:p>8,192</text:p>
          </table:table-cell>
          <table:table-cell table:style-name="ce2" office:value-type="float" office:value="18296369">
            <text:p>18,296,369</text:p>
          </table:table-cell>
          <table:table-cell table:style-name="ce2" office:value-type="float" office:value="13461">
            <text:p>13,461</text:p>
          </table:table-cell>
          <table:table-cell table:style-name="ce2" office:value-type="float" office:value="39377">
            <text:p>39,377</text:p>
          </table:table-cell>
          <table:table-cell table:style-name="ce2" office:value-type="float" office:value="5389">
            <text:p>5,389</text:p>
          </table:table-cell>
          <table:table-cell/>
          <table:table-cell office:value-type="string">
            <text:p>8K</text:p>
          </table:table-cell>
          <table:table-cell table:style-name="ce2" office:value-type="float" office:value="8192">
            <text:p>8,192</text:p>
          </table:table-cell>
          <table:table-cell table:style-name="ce2" office:value-type="float" office:value="18850445">
            <text:p>18,850,445</text:p>
          </table:table-cell>
          <table:table-cell table:style-name="ce2" office:value-type="float" office:value="19836">
            <text:p>19,836</text:p>
          </table:table-cell>
          <table:table-cell table:style-name="ce2" office:value-type="float" office:value="53187">
            <text:p>53,187</text:p>
          </table:table-cell>
          <table:table-cell table:style-name="ce2" office:value-type="float" office:value="2799">
            <text:p>2,79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0K</text:p>
          </table:table-cell>
          <table:table-cell table:style-name="ce2" office:value-type="float" office:value="10240">
            <text:p>10,240</text:p>
          </table:table-cell>
          <table:table-cell table:style-name="ce2" office:value-type="float" office:value="31716208">
            <text:p>31,716,208</text:p>
          </table:table-cell>
          <table:table-cell table:style-name="ce2" office:value-type="float" office:value="38080">
            <text:p>38,080</text:p>
          </table:table-cell>
          <table:table-cell table:style-name="ce2" office:value-type="float" office:value="73065">
            <text:p>73,065</text:p>
          </table:table-cell>
          <table:table-cell table:style-name="ce2" office:value-type="float" office:value="7338">
            <text:p>7,338</text:p>
          </table:table-cell>
          <table:table-cell/>
          <table:table-cell table:style-name="ce1" office:value-type="string">
            <text:p>10K</text:p>
          </table:table-cell>
          <table:table-cell table:style-name="ce2" office:value-type="float" office:value="10240">
            <text:p>10,240</text:p>
          </table:table-cell>
          <table:table-cell table:style-name="ce2" office:value-type="float" office:value="22782683">
            <text:p>22,782,683</text:p>
          </table:table-cell>
          <table:table-cell table:style-name="ce2" office:value-type="float" office:value="17265">
            <text:p>17,265</text:p>
          </table:table-cell>
          <table:table-cell table:style-name="ce2" office:value-type="float" office:value="47460">
            <text:p>47,460</text:p>
          </table:table-cell>
          <table:table-cell table:style-name="ce2" office:value-type="float" office:value="4079">
            <text:p>4,079</text:p>
          </table:table-cell>
          <table:table-cell/>
          <table:table-cell office:value-type="string">
            <text:p>10K</text:p>
          </table:table-cell>
          <table:table-cell table:style-name="ce2" office:value-type="float" office:value="10240">
            <text:p>10,240</text:p>
          </table:table-cell>
          <table:table-cell table:style-name="ce2" office:value-type="float" office:value="23488880">
            <text:p>23,488,880</text:p>
          </table:table-cell>
          <table:table-cell table:style-name="ce2" office:value-type="float" office:value="23896">
            <text:p>23,896</text:p>
          </table:table-cell>
          <table:table-cell table:style-name="ce2" office:value-type="float" office:value="60530">
            <text:p>60,530</text:p>
          </table:table-cell>
          <table:table-cell table:style-name="ce2" office:value-type="float" office:value="2837">
            <text:p>2,83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6K</text:p>
          </table:table-cell>
          <table:table-cell table:style-name="ce2" office:value-type="float" office:value="16384">
            <text:p>16,384</text:p>
          </table:table-cell>
          <table:table-cell table:style-name="ce2" office:value-type="float" office:value="50809647">
            <text:p>50,809,647</text:p>
          </table:table-cell>
          <table:table-cell table:style-name="ce2" office:value-type="float" office:value="65730">
            <text:p>65,730</text:p>
          </table:table-cell>
          <table:table-cell table:style-name="ce2" office:value-type="float" office:value="99125">
            <text:p>99,125</text:p>
          </table:table-cell>
          <table:table-cell table:style-name="ce2" office:value-type="float" office:value="15730">
            <text:p>15,730</text:p>
          </table:table-cell>
          <table:table-cell/>
          <table:table-cell table:style-name="ce1" office:value-type="string">
            <text:p>16K</text:p>
          </table:table-cell>
          <table:table-cell table:style-name="ce2" office:value-type="float" office:value="16384">
            <text:p>16,384</text:p>
          </table:table-cell>
          <table:table-cell table:style-name="ce2" office:value-type="float" office:value="36179465">
            <text:p>36,179,465</text:p>
          </table:table-cell>
          <table:table-cell table:style-name="ce2" office:value-type="float" office:value="22131">
            <text:p>22,131</text:p>
          </table:table-cell>
          <table:table-cell table:style-name="ce2" office:value-type="float" office:value="66874">
            <text:p>66,874</text:p>
          </table:table-cell>
          <table:table-cell table:style-name="ce2" office:value-type="float" office:value="6010">
            <text:p>6,010</text:p>
          </table:table-cell>
          <table:table-cell/>
          <table:table-cell office:value-type="string">
            <text:p>16K</text:p>
          </table:table-cell>
          <table:table-cell table:style-name="ce2" office:value-type="float" office:value="16384">
            <text:p>16,384</text:p>
          </table:table-cell>
          <table:table-cell table:style-name="ce2" office:value-type="float" office:value="37258984">
            <text:p>37,258,984</text:p>
          </table:table-cell>
          <table:table-cell table:style-name="ce2" office:value-type="float" office:value="32142">
            <text:p>32,142</text:p>
          </table:table-cell>
          <table:table-cell table:style-name="ce2" office:value-type="float" office:value="85618">
            <text:p>85,618</text:p>
          </table:table-cell>
          <table:table-cell table:style-name="ce2" office:value-type="float" office:value="5846">
            <text:p>5,84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64K</text:p>
          </table:table-cell>
          <table:table-cell table:style-name="ce2" office:value-type="float" office:value="65536">
            <text:p>65,536</text:p>
          </table:table-cell>
          <table:table-cell table:style-name="ce2" office:value-type="float" office:value="207788860">
            <text:p>207,788,860</text:p>
          </table:table-cell>
          <table:table-cell table:style-name="ce2" office:value-type="float" office:value="394410">
            <text:p>394,410</text:p>
          </table:table-cell>
          <table:table-cell table:style-name="ce2" office:value-type="float" office:value="367854">
            <text:p>367,854</text:p>
          </table:table-cell>
          <table:table-cell table:style-name="ce2" office:value-type="float" office:value="166915">
            <text:p>166,915</text:p>
          </table:table-cell>
          <table:table-cell/>
          <table:table-cell table:style-name="ce1" office:value-type="string">
            <text:p>64K</text:p>
          </table:table-cell>
          <table:table-cell table:style-name="ce2" office:value-type="float" office:value="65536">
            <text:p>65,536</text:p>
          </table:table-cell>
          <table:table-cell table:style-name="ce2" office:value-type="float" office:value="143387624">
            <text:p>143,387,624</text:p>
          </table:table-cell>
          <table:table-cell table:style-name="ce2" office:value-type="float" office:value="65120">
            <text:p>65,120</text:p>
          </table:table-cell>
          <table:table-cell table:style-name="ce2" office:value-type="float" office:value="189664">
            <text:p>189,664</text:p>
          </table:table-cell>
          <table:table-cell table:style-name="ce2" office:value-type="float" office:value="29100">
            <text:p>29,100</text:p>
          </table:table-cell>
          <table:table-cell/>
          <table:table-cell office:value-type="string">
            <text:p>64K</text:p>
          </table:table-cell>
          <table:table-cell table:style-name="ce2" office:value-type="float" office:value="65536">
            <text:p>65,536</text:p>
          </table:table-cell>
          <table:table-cell table:style-name="ce2" office:value-type="float" office:value="147579265">
            <text:p>147,579,265</text:p>
          </table:table-cell>
          <table:table-cell table:style-name="ce2" office:value-type="float" office:value="99338">
            <text:p>99,338</text:p>
          </table:table-cell>
          <table:table-cell table:style-name="ce2" office:value-type="float" office:value="279302">
            <text:p>279,302</text:p>
          </table:table-cell>
          <table:table-cell table:style-name="ce2" office:value-type="float" office:value="77794">
            <text:p>77,79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00K</text:p>
          </table:table-cell>
          <table:table-cell table:style-name="ce2" office:value-type="float" office:value="102400">
            <text:p>102,400</text:p>
          </table:table-cell>
          <table:table-cell table:style-name="ce2" office:value-type="float" office:value="326314114">
            <text:p>326,314,114</text:p>
          </table:table-cell>
          <table:table-cell table:style-name="ce2" office:value-type="float" office:value="692764">
            <text:p>692,764</text:p>
          </table:table-cell>
          <table:table-cell table:style-name="ce2" office:value-type="float" office:value="606518">
            <text:p>606,518</text:p>
          </table:table-cell>
          <table:table-cell table:style-name="ce2" office:value-type="float" office:value="236259">
            <text:p>236,259</text:p>
          </table:table-cell>
          <table:table-cell/>
          <table:table-cell table:style-name="ce1" office:value-type="string">
            <text:p>100K</text:p>
          </table:table-cell>
          <table:table-cell table:style-name="ce2" office:value-type="float" office:value="102400">
            <text:p>102,400</text:p>
          </table:table-cell>
          <table:table-cell table:style-name="ce2" office:value-type="float" office:value="223444498">
            <text:p>223,444,498</text:p>
          </table:table-cell>
          <table:table-cell table:style-name="ce2" office:value-type="float" office:value="384433">
            <text:p>384,433</text:p>
          </table:table-cell>
          <table:table-cell table:style-name="ce2" office:value-type="float" office:value="266185">
            <text:p>266,185</text:p>
          </table:table-cell>
          <table:table-cell table:style-name="ce2" office:value-type="float" office:value="54211">
            <text:p>54,211</text:p>
          </table:table-cell>
          <table:table-cell/>
          <table:table-cell office:value-type="string">
            <text:p>100K</text:p>
          </table:table-cell>
          <table:table-cell table:style-name="ce2" office:value-type="float" office:value="102400">
            <text:p>102,400</text:p>
          </table:table-cell>
          <table:table-cell table:style-name="ce2" office:value-type="float" office:value="230235863">
            <text:p>230,235,863</text:p>
          </table:table-cell>
          <table:table-cell table:style-name="ce2" office:value-type="float" office:value="124863">
            <text:p>124,863</text:p>
          </table:table-cell>
          <table:table-cell table:style-name="ce2" office:value-type="float" office:value="408995">
            <text:p>408,995</text:p>
          </table:table-cell>
          <table:table-cell table:style-name="ce2" office:value-type="float" office:value="123875">
            <text:p>123,87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28K</text:p>
          </table:table-cell>
          <table:table-cell table:style-name="ce2" office:value-type="float" office:value="131072">
            <text:p>131,072</text:p>
          </table:table-cell>
          <table:table-cell table:style-name="ce2" office:value-type="float" office:value="418661207">
            <text:p>418,661,207</text:p>
          </table:table-cell>
          <table:table-cell table:style-name="ce2" office:value-type="float" office:value="954247">
            <text:p>954,247</text:p>
          </table:table-cell>
          <table:table-cell table:style-name="ce2" office:value-type="float" office:value="787093">
            <text:p>787,093</text:p>
          </table:table-cell>
          <table:table-cell table:style-name="ce2" office:value-type="float" office:value="303032">
            <text:p>303,032</text:p>
          </table:table-cell>
          <table:table-cell/>
          <table:table-cell table:style-name="ce1" office:value-type="string">
            <text:p>128K</text:p>
          </table:table-cell>
          <table:table-cell table:style-name="ce2" office:value-type="float" office:value="131072">
            <text:p>131,072</text:p>
          </table:table-cell>
          <table:table-cell table:style-name="ce2" office:value-type="float" office:value="285712806">
            <text:p>285,712,806</text:p>
          </table:table-cell>
          <table:table-cell table:style-name="ce2" office:value-type="float" office:value="88759">
            <text:p>88,759</text:p>
          </table:table-cell>
          <table:table-cell table:style-name="ce2" office:value-type="float" office:value="324828">
            <text:p>324,828</text:p>
          </table:table-cell>
          <table:table-cell table:style-name="ce2" office:value-type="float" office:value="85573">
            <text:p>85,573</text:p>
          </table:table-cell>
          <table:table-cell/>
          <table:table-cell office:value-type="string">
            <text:p>128K</text:p>
          </table:table-cell>
          <table:table-cell table:style-name="ce2" office:value-type="float" office:value="131072">
            <text:p>131,072</text:p>
          </table:table-cell>
          <table:table-cell table:style-name="ce2" office:value-type="float" office:value="293997265">
            <text:p>293,997,265</text:p>
          </table:table-cell>
          <table:table-cell table:style-name="ce2" office:value-type="float" office:value="136841">
            <text:p>136,841</text:p>
          </table:table-cell>
          <table:table-cell table:style-name="ce2" office:value-type="float" office:value="472831">
            <text:p>472,831</text:p>
          </table:table-cell>
          <table:table-cell table:style-name="ce2" office:value-type="float" office:value="182600">
            <text:p>182,60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625K</text:p>
          </table:table-cell>
          <table:table-cell table:style-name="ce2" office:value-type="float" office:value="640000">
            <text:p>640,000</text:p>
          </table:table-cell>
          <table:table-cell table:style-name="ce2" office:value-type="float" office:value="2095009763">
            <text:p>2,095,009,763</text:p>
          </table:table-cell>
          <table:table-cell table:style-name="ce2" office:value-type="float" office:value="6234513">
            <text:p>6,234,513</text:p>
          </table:table-cell>
          <table:table-cell table:style-name="ce2" office:value-type="float" office:value="5390198">
            <text:p>5,390,198</text:p>
          </table:table-cell>
          <table:table-cell table:style-name="ce2" office:value-type="float" office:value="2091225">
            <text:p>2,091,225</text:p>
          </table:table-cell>
          <table:table-cell/>
          <table:table-cell table:style-name="ce1" office:value-type="string">
            <text:p>625K</text:p>
          </table:table-cell>
          <table:table-cell table:style-name="ce2" office:value-type="float" office:value="640000">
            <text:p>640,000</text:p>
          </table:table-cell>
          <table:table-cell table:style-name="ce2" office:value-type="float" office:value="1390955470">
            <text:p>1,390,955,470</text:p>
          </table:table-cell>
          <table:table-cell table:style-name="ce2" office:value-type="float" office:value="297514">
            <text:p>297,514</text:p>
          </table:table-cell>
          <table:table-cell table:style-name="ce2" office:value-type="float" office:value="1332369">
            <text:p>1,332,369</text:p>
          </table:table-cell>
          <table:table-cell table:style-name="ce2" office:value-type="float" office:value="496182">
            <text:p>496,182</text:p>
          </table:table-cell>
          <table:table-cell/>
          <table:table-cell office:value-type="string">
            <text:p>625K</text:p>
          </table:table-cell>
          <table:table-cell table:style-name="ce2" office:value-type="float" office:value="640000">
            <text:p>640,000</text:p>
          </table:table-cell>
          <table:table-cell table:style-name="ce2" office:value-type="float" office:value="1434738857">
            <text:p>1,434,738,857</text:p>
          </table:table-cell>
          <table:table-cell table:style-name="ce2" office:value-type="float" office:value="704199">
            <text:p>704,199</text:p>
          </table:table-cell>
          <table:table-cell table:style-name="ce2" office:value-type="float" office:value="2552611">
            <text:p>2,552,611</text:p>
          </table:table-cell>
          <table:table-cell table:style-name="ce2" office:value-type="float" office:value="1060106">
            <text:p>1,060,10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1M</text:p>
          </table:table-cell>
          <table:table-cell table:style-name="ce2" office:value-type="float" office:value="1048576">
            <text:p>1,048,576</text:p>
          </table:table-cell>
          <table:table-cell table:style-name="ce2" office:value-type="float" office:value="3373132984">
            <text:p>3,373,132,984</text:p>
          </table:table-cell>
          <table:table-cell table:style-name="ce2" office:value-type="float" office:value="10693140">
            <text:p>10,693,140</text:p>
          </table:table-cell>
          <table:table-cell table:style-name="ce2" office:value-type="float" office:value="9196950">
            <text:p>9,196,950</text:p>
          </table:table-cell>
          <table:table-cell table:style-name="ce2" office:value-type="float" office:value="3921454">
            <text:p>3,921,454</text:p>
          </table:table-cell>
          <table:table-cell/>
          <table:table-cell table:style-name="ce1" office:value-type="string">
            <text:p>1M</text:p>
          </table:table-cell>
          <table:table-cell table:style-name="ce2" office:value-type="float" office:value="1048576">
            <text:p>1,048,576</text:p>
          </table:table-cell>
          <table:table-cell table:style-name="ce2" office:value-type="float" office:value="2224597282">
            <text:p>2,224,597,282</text:p>
          </table:table-cell>
          <table:table-cell table:style-name="ce2" office:value-type="float" office:value="684449">
            <text:p>684,449</text:p>
          </table:table-cell>
          <table:table-cell table:style-name="ce2" office:value-type="float" office:value="2083732">
            <text:p>2,083,732</text:p>
          </table:table-cell>
          <table:table-cell table:style-name="ce2" office:value-type="float" office:value="777042">
            <text:p>777,042</text:p>
          </table:table-cell>
          <table:table-cell/>
          <table:table-cell office:value-type="string">
            <text:p>1M</text:p>
          </table:table-cell>
          <table:table-cell table:style-name="ce2" office:value-type="float" office:value="1048576">
            <text:p>1,048,576</text:p>
          </table:table-cell>
          <table:table-cell table:style-name="ce2" office:value-type="float" office:value="2289738247">
            <text:p>2,289,738,247</text:p>
          </table:table-cell>
          <table:table-cell table:style-name="ce2" office:value-type="float" office:value="910699">
            <text:p>910,699</text:p>
          </table:table-cell>
          <table:table-cell table:style-name="ce2" office:value-type="float" office:value="3594100">
            <text:p>3,594,100</text:p>
          </table:table-cell>
          <table:table-cell table:style-name="ce2" office:value-type="float" office:value="1570909">
            <text:p>1,570,90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2M</text:p>
          </table:table-cell>
          <table:table-cell table:style-name="ce2" office:value-type="float" office:value="2097152">
            <text:p>2,097,152</text:p>
          </table:table-cell>
          <table:table-cell table:style-name="ce2" office:value-type="float" office:value="6827762259">
            <text:p>6,827,762,259</text:p>
          </table:table-cell>
          <table:table-cell table:style-name="ce2" office:value-type="float" office:value="24065777">
            <text:p>24,065,777</text:p>
          </table:table-cell>
          <table:table-cell table:style-name="ce2" office:value-type="float" office:value="21391565">
            <text:p>21,391,565</text:p>
          </table:table-cell>
          <table:table-cell table:style-name="ce2" office:value-type="float" office:value="12562076">
            <text:p>12,562,076</text:p>
          </table:table-cell>
          <table:table-cell/>
          <table:table-cell table:style-name="ce1" office:value-type="string">
            <text:p>2M</text:p>
          </table:table-cell>
          <table:table-cell table:style-name="ce2" office:value-type="float" office:value="2097152">
            <text:p>2,097,152</text:p>
          </table:table-cell>
          <table:table-cell table:style-name="ce2" office:value-type="float" office:value="4447375395">
            <text:p>4,447,375,395</text:p>
          </table:table-cell>
          <table:table-cell table:style-name="ce2" office:value-type="float" office:value="893978">
            <text:p>893,978</text:p>
          </table:table-cell>
          <table:table-cell table:style-name="ce2" office:value-type="float" office:value="4060685">
            <text:p>4,060,685</text:p>
          </table:table-cell>
          <table:table-cell table:style-name="ce2" office:value-type="float" office:value="1493535">
            <text:p>1,493,535</text:p>
          </table:table-cell>
          <table:table-cell/>
          <table:table-cell office:value-type="string">
            <text:p>2M</text:p>
          </table:table-cell>
          <table:table-cell table:style-name="ce2" office:value-type="float" office:value="2097152">
            <text:p>2,097,152</text:p>
          </table:table-cell>
          <table:table-cell table:style-name="ce2" office:value-type="float" office:value="4577494762">
            <text:p>4,577,494,762</text:p>
          </table:table-cell>
          <table:table-cell table:style-name="ce2" office:value-type="float" office:value="1907469">
            <text:p>1,907,469</text:p>
          </table:table-cell>
          <table:table-cell table:style-name="ce2" office:value-type="float" office:value="7487233">
            <text:p>7,487,233</text:p>
          </table:table-cell>
          <table:table-cell table:style-name="ce2" office:value-type="float" office:value="3391622">
            <text:p>3,391,62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5M</text:p>
          </table:table-cell>
          <table:table-cell table:style-name="ce2" office:value-type="float" office:value="5242880">
            <text:p>5,242,880</text:p>
          </table:table-cell>
          <table:table-cell table:style-name="ce2" office:value-type="float" office:value="17349410280">
            <text:p>17,349,410,280</text:p>
          </table:table-cell>
          <table:table-cell table:style-name="ce2" office:value-type="float" office:value="69944963">
            <text:p>69,944,963</text:p>
          </table:table-cell>
          <table:table-cell table:style-name="ce2" office:value-type="float" office:value="67462983">
            <text:p>67,462,983</text:p>
          </table:table-cell>
          <table:table-cell table:style-name="ce2" office:value-type="float" office:value="59611576">
            <text:p>59,611,576</text:p>
          </table:table-cell>
          <table:table-cell/>
          <table:table-cell table:style-name="ce1" office:value-type="string">
            <text:p>5M</text:p>
          </table:table-cell>
          <table:table-cell table:style-name="ce2" office:value-type="float" office:value="5242880">
            <text:p>5,242,880</text:p>
          </table:table-cell>
          <table:table-cell table:style-name="ce2" office:value-type="float" office:value="11116780598">
            <text:p>11,116,780,598</text:p>
          </table:table-cell>
          <table:table-cell table:style-name="ce2" office:value-type="float" office:value="2203896">
            <text:p>2,203,896</text:p>
          </table:table-cell>
          <table:table-cell table:style-name="ce2" office:value-type="float" office:value="10048574">
            <text:p>10,048,574</text:p>
          </table:table-cell>
          <table:table-cell table:style-name="ce2" office:value-type="float" office:value="3811154">
            <text:p>3,811,154</text:p>
          </table:table-cell>
          <table:table-cell/>
          <table:table-cell office:value-type="string">
            <text:p>5M</text:p>
          </table:table-cell>
          <table:table-cell table:style-name="ce2" office:value-type="float" office:value="5242880">
            <text:p>5,242,880</text:p>
          </table:table-cell>
          <table:table-cell table:style-name="ce2" office:value-type="float" office:value="11464110801">
            <text:p>11,464,110,801</text:p>
          </table:table-cell>
          <table:table-cell table:style-name="ce2" office:value-type="float" office:value="5287736">
            <text:p>5,287,736</text:p>
          </table:table-cell>
          <table:table-cell table:style-name="ce2" office:value-type="float" office:value="19919570">
            <text:p>19,919,570</text:p>
          </table:table-cell>
          <table:table-cell table:style-name="ce2" office:value-type="float" office:value="10309776">
            <text:p>10,309,776</text:p>
          </table:table-cell>
          <table:table-cell table:number-columns-repeated="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fib raw</text:p>
          </table:table-cell>
          <table:table-cell table:number-columns-repeated="25"/>
        </table:table-row>
        <table:table-row table:style-name="ro2">
          <table:table-cell table:number-columns-repeated="2"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/>
          <table:table-cell table:number-columns-repeated="2" office:value-type="string">
            <text:p>size</text:p>
          </table:table-cell>
          <table:table-cell office:value-type="string">
            <text:p>insn_base</text:p>
          </table:table-cell>
          <table:table-cell office:value-type="string">
            <text:p>l1m_base</text:p>
          </table:table-cell>
          <table:table-cell office:value-type="string">
            <text:p>l2m_base</text:p>
          </table:table-cell>
          <table:table-cell office:value-type="string">
            <text:p>l3m_base</text:p>
          </table:table-cell>
          <table:table-cell/>
          <table:table-cell table:number-columns-repeated="2" office:value-type="string">
            <text:p>size</text:p>
          </table:table-cell>
          <table:table-cell office:value-type="string">
            <text:p>insn_hpy</text:p>
          </table:table-cell>
          <table:table-cell office:value-type="string">
            <text:p>l1m_hpy</text:p>
          </table:table-cell>
          <table:table-cell office:value-type="string">
            <text:p>l2m_hpy</text:p>
          </table:table-cell>
          <table:table-cell office:value-type="string">
            <text:p>l3m_hpy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82681">
            <text:p>482,681</text:p>
          </table:table-cell>
          <table:table-cell table:style-name="ce2" office:value-type="float" office:value="8384">
            <text:p>8,384</text:p>
          </table:table-cell>
          <table:table-cell table:style-name="ce2" office:value-type="float" office:value="24029">
            <text:p>24,029</text:p>
          </table:table-cell>
          <table:table-cell table:style-name="ce2" office:value-type="float" office:value="3035">
            <text:p>3,035</text:p>
          </table:table-cell>
          <table:table-cell/>
          <table:table-cell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56595">
            <text:p>456,595</text:p>
          </table:table-cell>
          <table:table-cell table:style-name="ce2" office:value-type="float" office:value="8038">
            <text:p>8,038</text:p>
          </table:table-cell>
          <table:table-cell table:style-name="ce2" office:value-type="float" office:value="24632">
            <text:p>24,632</text:p>
          </table:table-cell>
          <table:table-cell table:style-name="ce2" office:value-type="float" office:value="1329">
            <text:p>1,329</text:p>
          </table:table-cell>
          <table:table-cell/>
          <table:table-cell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73686">
            <text:p>473,686</text:p>
          </table:table-cell>
          <table:table-cell table:style-name="ce2" office:value-type="float" office:value="8161">
            <text:p>8,161</text:p>
          </table:table-cell>
          <table:table-cell table:style-name="ce2" office:value-type="float" office:value="25284">
            <text:p>25,284</text:p>
          </table:table-cell>
          <table:table-cell table:style-name="ce2" office:value-type="float" office:value="3680">
            <text:p>3,68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1516">
            <text:p>801,516</text:p>
          </table:table-cell>
          <table:table-cell table:style-name="ce2" office:value-type="float" office:value="9303">
            <text:p>9,303</text:p>
          </table:table-cell>
          <table:table-cell table:style-name="ce2" office:value-type="float" office:value="25493">
            <text:p>25,493</text:p>
          </table:table-cell>
          <table:table-cell table:style-name="ce2" office:value-type="float" office:value="3648">
            <text:p>3,648</text:p>
          </table:table-cell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7196">
            <text:p>657,196</text:p>
          </table:table-cell>
          <table:table-cell table:style-name="ce2" office:value-type="float" office:value="8362">
            <text:p>8,362</text:p>
          </table:table-cell>
          <table:table-cell table:style-name="ce2" office:value-type="float" office:value="24598">
            <text:p>24,598</text:p>
          </table:table-cell>
          <table:table-cell table:style-name="ce2" office:value-type="float" office:value="1422">
            <text:p>1,422</text:p>
          </table:table-cell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5683">
            <text:p>705,683</text:p>
          </table:table-cell>
          <table:table-cell table:style-name="ce2" office:value-type="float" office:value="8548">
            <text:p>8,548</text:p>
          </table:table-cell>
          <table:table-cell table:style-name="ce2" office:value-type="float" office:value="25810">
            <text:p>25,810</text:p>
          </table:table-cell>
          <table:table-cell table:style-name="ce2" office:value-type="float" office:value="2308">
            <text:p>2,308</text:p>
          </table:table-cell>
          <table:table-cell table:number-columns-repeated="6"/>
        </table:table-row>
        <table:table-row table:style-name="ro1">
          <table:table-cell office:value-type="string">
            <text:p>1K</text:p>
          </table:table-cell>
          <table:table-cell table:style-name="ce2" office:value-type="float" office:value="1024">
            <text:p>1,024</text:p>
          </table:table-cell>
          <table:table-cell table:style-name="ce2" office:value-type="float" office:value="4090157">
            <text:p>4,090,157</text:p>
          </table:table-cell>
          <table:table-cell table:style-name="ce2" office:value-type="float" office:value="14226">
            <text:p>14,226</text:p>
          </table:table-cell>
          <table:table-cell table:style-name="ce2" office:value-type="float" office:value="32081">
            <text:p>32,081</text:p>
          </table:table-cell>
          <table:table-cell table:style-name="ce2" office:value-type="float" office:value="4826">
            <text:p>4,826</text:p>
          </table:table-cell>
          <table:table-cell/>
          <table:table-cell office:value-type="string">
            <text:p>1K</text:p>
          </table:table-cell>
          <table:table-cell table:style-name="ce2" office:value-type="float" office:value="1024">
            <text:p>1,024</text:p>
          </table:table-cell>
          <table:table-cell table:style-name="ce2" office:value-type="float" office:value="2675036">
            <text:p>2,675,036</text:p>
          </table:table-cell>
          <table:table-cell table:style-name="ce2" office:value-type="float" office:value="8876">
            <text:p>8,876</text:p>
          </table:table-cell>
          <table:table-cell table:style-name="ce2" office:value-type="float" office:value="26772">
            <text:p>26,772</text:p>
          </table:table-cell>
          <table:table-cell table:style-name="ce2" office:value-type="float" office:value="1943">
            <text:p>1,943</text:p>
          </table:table-cell>
          <table:table-cell/>
          <table:table-cell office:value-type="string">
            <text:p>1K</text:p>
          </table:table-cell>
          <table:table-cell table:style-name="ce2" office:value-type="float" office:value="1024">
            <text:p>1,024</text:p>
          </table:table-cell>
          <table:table-cell table:style-name="ce2" office:value-type="float" office:value="3054520">
            <text:p>3,054,520</text:p>
          </table:table-cell>
          <table:table-cell table:style-name="ce2" office:value-type="float" office:value="11030">
            <text:p>11,030</text:p>
          </table:table-cell>
          <table:table-cell table:style-name="ce2" office:value-type="float" office:value="32894">
            <text:p>32,894</text:p>
          </table:table-cell>
          <table:table-cell table:style-name="ce2" office:value-type="float" office:value="3640">
            <text:p>3,640</text:p>
          </table:table-cell>
          <table:table-cell table:number-columns-repeated="6"/>
        </table:table-row>
        <table:table-row table:style-name="ro1">
          <table:table-cell office:value-type="string">
            <text:p>8K</text:p>
          </table:table-cell>
          <table:table-cell table:style-name="ce2" office:value-type="float" office:value="8192">
            <text:p>8,192</text:p>
          </table:table-cell>
          <table:table-cell table:style-name="ce2" office:value-type="float" office:value="31659548">
            <text:p>31,659,548</text:p>
          </table:table-cell>
          <table:table-cell table:style-name="ce2" office:value-type="float" office:value="153149">
            <text:p>153,149</text:p>
          </table:table-cell>
          <table:table-cell table:style-name="ce2" office:value-type="float" office:value="114060">
            <text:p>114,060</text:p>
          </table:table-cell>
          <table:table-cell table:style-name="ce2" office:value-type="float" office:value="24069">
            <text:p>24,069</text:p>
          </table:table-cell>
          <table:table-cell/>
          <table:table-cell office:value-type="string">
            <text:p>8K</text:p>
          </table:table-cell>
          <table:table-cell table:style-name="ce2" office:value-type="float" office:value="8192">
            <text:p>8,192</text:p>
          </table:table-cell>
          <table:table-cell table:style-name="ce2" office:value-type="float" office:value="18326875">
            <text:p>18,326,875</text:p>
          </table:table-cell>
          <table:table-cell table:style-name="ce2" office:value-type="float" office:value="15802">
            <text:p>15,802</text:p>
          </table:table-cell>
          <table:table-cell table:style-name="ce2" office:value-type="float" office:value="44070">
            <text:p>44,070</text:p>
          </table:table-cell>
          <table:table-cell table:style-name="ce2" office:value-type="float" office:value="5782">
            <text:p>5,782</text:p>
          </table:table-cell>
          <table:table-cell/>
          <table:table-cell office:value-type="string">
            <text:p>8K</text:p>
          </table:table-cell>
          <table:table-cell table:style-name="ce2" office:value-type="float" office:value="8192">
            <text:p>8,192</text:p>
          </table:table-cell>
          <table:table-cell table:style-name="ce2" office:value-type="float" office:value="21326175">
            <text:p>21,326,175</text:p>
          </table:table-cell>
          <table:table-cell table:style-name="ce2" office:value-type="float" office:value="30387">
            <text:p>30,387</text:p>
          </table:table-cell>
          <table:table-cell table:style-name="ce2" office:value-type="float" office:value="90104">
            <text:p>90,104</text:p>
          </table:table-cell>
          <table:table-cell table:style-name="ce2" office:value-type="float" office:value="17728">
            <text:p>17,728</text:p>
          </table:table-cell>
          <table:table-cell table:number-columns-repeated="6"/>
        </table:table-row>
        <table:table-row table:style-name="ro1">
          <table:table-cell office:value-type="string">
            <text:p>10K</text:p>
          </table:table-cell>
          <table:table-cell table:style-name="ce2" office:value-type="float" office:value="10240">
            <text:p>10,240</text:p>
          </table:table-cell>
          <table:table-cell table:style-name="ce2" office:value-type="float" office:value="39580428">
            <text:p>39,580,428</text:p>
          </table:table-cell>
          <table:table-cell table:style-name="ce2" office:value-type="float" office:value="195262">
            <text:p>195,262</text:p>
          </table:table-cell>
          <table:table-cell table:style-name="ce2" office:value-type="float" office:value="138464">
            <text:p>138,464</text:p>
          </table:table-cell>
          <table:table-cell table:style-name="ce2" office:value-type="float" office:value="27050">
            <text:p>27,050</text:p>
          </table:table-cell>
          <table:table-cell/>
          <table:table-cell office:value-type="string">
            <text:p>10K</text:p>
          </table:table-cell>
          <table:table-cell table:style-name="ce2" office:value-type="float" office:value="10240">
            <text:p>10,240</text:p>
          </table:table-cell>
          <table:table-cell table:style-name="ce2" office:value-type="float" office:value="22816162">
            <text:p>22,816,162</text:p>
          </table:table-cell>
          <table:table-cell table:style-name="ce2" office:value-type="float" office:value="17661">
            <text:p>17,661</text:p>
          </table:table-cell>
          <table:table-cell table:style-name="ce2" office:value-type="float" office:value="48147">
            <text:p>48,147</text:p>
          </table:table-cell>
          <table:table-cell table:style-name="ce2" office:value-type="float" office:value="5331">
            <text:p>5,331</text:p>
          </table:table-cell>
          <table:table-cell/>
          <table:table-cell office:value-type="string">
            <text:p>10K</text:p>
          </table:table-cell>
          <table:table-cell table:style-name="ce2" office:value-type="float" office:value="10240">
            <text:p>10,240</text:p>
          </table:table-cell>
          <table:table-cell table:style-name="ce2" office:value-type="float" office:value="26551848">
            <text:p>26,551,848</text:p>
          </table:table-cell>
          <table:table-cell table:style-name="ce2" office:value-type="float" office:value="33649">
            <text:p>33,649</text:p>
          </table:table-cell>
          <table:table-cell table:style-name="ce2" office:value-type="float" office:value="98409">
            <text:p>98,409</text:p>
          </table:table-cell>
          <table:table-cell table:style-name="ce2" office:value-type="float" office:value="18985">
            <text:p>18,985</text:p>
          </table:table-cell>
          <table:table-cell table:number-columns-repeated="6"/>
        </table:table-row>
        <table:table-row table:style-name="ro1">
          <table:table-cell office:value-type="string">
            <text:p>16K</text:p>
          </table:table-cell>
          <table:table-cell table:style-name="ce2" office:value-type="float" office:value="16384">
            <text:p>16,384</text:p>
          </table:table-cell>
          <table:table-cell table:style-name="ce2" office:value-type="float" office:value="63791313">
            <text:p>63,791,313</text:p>
          </table:table-cell>
          <table:table-cell table:style-name="ce2" office:value-type="float" office:value="352068">
            <text:p>352,068</text:p>
          </table:table-cell>
          <table:table-cell table:style-name="ce2" office:value-type="float" office:value="282886">
            <text:p>282,886</text:p>
          </table:table-cell>
          <table:table-cell table:style-name="ce2" office:value-type="float" office:value="53385">
            <text:p>53,385</text:p>
          </table:table-cell>
          <table:table-cell/>
          <table:table-cell office:value-type="string">
            <text:p>16K</text:p>
          </table:table-cell>
          <table:table-cell table:style-name="ce2" office:value-type="float" office:value="16384">
            <text:p>16,384</text:p>
          </table:table-cell>
          <table:table-cell table:style-name="ce2" office:value-type="float" office:value="36227269">
            <text:p>36,227,269</text:p>
          </table:table-cell>
          <table:table-cell table:style-name="ce2" office:value-type="float" office:value="21534">
            <text:p>21,534</text:p>
          </table:table-cell>
          <table:table-cell table:style-name="ce2" office:value-type="float" office:value="62564">
            <text:p>62,564</text:p>
          </table:table-cell>
          <table:table-cell table:style-name="ce2" office:value-type="float" office:value="8775">
            <text:p>8,775</text:p>
          </table:table-cell>
          <table:table-cell/>
          <table:table-cell office:value-type="string">
            <text:p>16K</text:p>
          </table:table-cell>
          <table:table-cell table:style-name="ce2" office:value-type="float" office:value="16384">
            <text:p>16,384</text:p>
          </table:table-cell>
          <table:table-cell table:style-name="ce2" office:value-type="float" office:value="42237794">
            <text:p>42,237,794</text:p>
          </table:table-cell>
          <table:table-cell table:style-name="ce2" office:value-type="float" office:value="55188">
            <text:p>55,188</text:p>
          </table:table-cell>
          <table:table-cell table:style-name="ce2" office:value-type="float" office:value="161311">
            <text:p>161,311</text:p>
          </table:table-cell>
          <table:table-cell table:style-name="ce2" office:value-type="float" office:value="29934">
            <text:p>29,934</text:p>
          </table:table-cell>
          <table:table-cell table:number-columns-repeated="6"/>
        </table:table-row>
        <table:table-row table:style-name="ro1">
          <table:table-cell office:value-type="string">
            <text:p>64K</text:p>
          </table:table-cell>
          <table:table-cell table:style-name="ce2" office:value-type="float" office:value="65536">
            <text:p>65,536</text:p>
          </table:table-cell>
          <table:table-cell table:style-name="ce2" office:value-type="float" office:value="260166364">
            <text:p>260,166,364</text:p>
          </table:table-cell>
          <table:table-cell table:style-name="ce2" office:value-type="float" office:value="1376493">
            <text:p>1,376,493</text:p>
          </table:table-cell>
          <table:table-cell table:style-name="ce2" office:value-type="float" office:value="1160343">
            <text:p>1,160,343</text:p>
          </table:table-cell>
          <table:table-cell table:style-name="ce2" office:value-type="float" office:value="425739">
            <text:p>425,739</text:p>
          </table:table-cell>
          <table:table-cell/>
          <table:table-cell office:value-type="string">
            <text:p>64K</text:p>
          </table:table-cell>
          <table:table-cell table:style-name="ce2" office:value-type="float" office:value="65536">
            <text:p>65,536</text:p>
          </table:table-cell>
          <table:table-cell table:style-name="ce2" office:value-type="float" office:value="143500320">
            <text:p>143,500,320</text:p>
          </table:table-cell>
          <table:table-cell table:style-name="ce2" office:value-type="float" office:value="66373">
            <text:p>66,373</text:p>
          </table:table-cell>
          <table:table-cell table:style-name="ce2" office:value-type="float" office:value="194701">
            <text:p>194,701</text:p>
          </table:table-cell>
          <table:table-cell table:style-name="ce2" office:value-type="float" office:value="34485">
            <text:p>34,485</text:p>
          </table:table-cell>
          <table:table-cell/>
          <table:table-cell office:value-type="string">
            <text:p>64K</text:p>
          </table:table-cell>
          <table:table-cell table:style-name="ce2" office:value-type="float" office:value="65536">
            <text:p>65,536</text:p>
          </table:table-cell>
          <table:table-cell table:style-name="ce2" office:value-type="float" office:value="167583216">
            <text:p>167,583,216</text:p>
          </table:table-cell>
          <table:table-cell table:style-name="ce2" office:value-type="float" office:value="183534">
            <text:p>183,534</text:p>
          </table:table-cell>
          <table:table-cell table:style-name="ce2" office:value-type="float" office:value="589057">
            <text:p>589,057</text:p>
          </table:table-cell>
          <table:table-cell table:style-name="ce2" office:value-type="float" office:value="237838">
            <text:p>237,838</text:p>
          </table:table-cell>
          <table:table-cell table:number-columns-repeated="6"/>
        </table:table-row>
        <table:table-row table:style-name="ro1">
          <table:table-cell office:value-type="string">
            <text:p>100K</text:p>
          </table:table-cell>
          <table:table-cell table:style-name="ce2" office:value-type="float" office:value="102400">
            <text:p>102,400</text:p>
          </table:table-cell>
          <table:table-cell table:style-name="ce2" office:value-type="float" office:value="413990749">
            <text:p>413,990,749</text:p>
          </table:table-cell>
          <table:table-cell table:style-name="ce2" office:value-type="float" office:value="2757651">
            <text:p>2,757,651</text:p>
          </table:table-cell>
          <table:table-cell table:style-name="ce2" office:value-type="float" office:value="2369334">
            <text:p>2,369,334</text:p>
          </table:table-cell>
          <table:table-cell table:style-name="ce2" office:value-type="float" office:value="1554188">
            <text:p>1,554,188</text:p>
          </table:table-cell>
          <table:table-cell/>
          <table:table-cell office:value-type="string">
            <text:p>100K</text:p>
          </table:table-cell>
          <table:table-cell table:style-name="ce2" office:value-type="float" office:value="102400">
            <text:p>102,400</text:p>
          </table:table-cell>
          <table:table-cell table:style-name="ce2" office:value-type="float" office:value="223642712">
            <text:p>223,642,712</text:p>
          </table:table-cell>
          <table:table-cell table:style-name="ce2" office:value-type="float" office:value="87549">
            <text:p>87,549</text:p>
          </table:table-cell>
          <table:table-cell table:style-name="ce2" office:value-type="float" office:value="269307">
            <text:p>269,307</text:p>
          </table:table-cell>
          <table:table-cell table:style-name="ce2" office:value-type="float" office:value="59815">
            <text:p>59,815</text:p>
          </table:table-cell>
          <table:table-cell/>
          <table:table-cell office:value-type="string">
            <text:p>100K</text:p>
          </table:table-cell>
          <table:table-cell table:style-name="ce2" office:value-type="float" office:value="102400">
            <text:p>102,400</text:p>
          </table:table-cell>
          <table:table-cell table:style-name="ce2" office:value-type="float" office:value="261305824">
            <text:p>261,305,824</text:p>
          </table:table-cell>
          <table:table-cell table:style-name="ce2" office:value-type="float" office:value="158754">
            <text:p>158,754</text:p>
          </table:table-cell>
          <table:table-cell table:style-name="ce2" office:value-type="float" office:value="621696">
            <text:p>621,696</text:p>
          </table:table-cell>
          <table:table-cell table:style-name="ce2" office:value-type="float" office:value="476952">
            <text:p>476,952</text:p>
          </table:table-cell>
          <table:table-cell table:number-columns-repeated="6"/>
        </table:table-row>
        <table:table-row table:style-name="ro1">
          <table:table-cell office:value-type="string">
            <text:p>128K</text:p>
          </table:table-cell>
          <table:table-cell table:style-name="ce2" office:value-type="float" office:value="131072">
            <text:p>131,072</text:p>
          </table:table-cell>
          <table:table-cell table:style-name="ce2" office:value-type="float" office:value="526770239">
            <text:p>526,770,239</text:p>
          </table:table-cell>
          <table:table-cell table:style-name="ce2" office:value-type="float" office:value="3048522">
            <text:p>3,048,522</text:p>
          </table:table-cell>
          <table:table-cell table:style-name="ce2" office:value-type="float" office:value="2723243">
            <text:p>2,723,243</text:p>
          </table:table-cell>
          <table:table-cell table:style-name="ce2" office:value-type="float" office:value="1624034">
            <text:p>1,624,034</text:p>
          </table:table-cell>
          <table:table-cell/>
          <table:table-cell office:value-type="string">
            <text:p>128K</text:p>
          </table:table-cell>
          <table:table-cell table:style-name="ce2" office:value-type="float" office:value="131072">
            <text:p>131,072</text:p>
          </table:table-cell>
          <table:table-cell table:style-name="ce2" office:value-type="float" office:value="285989324">
            <text:p>285,989,324</text:p>
          </table:table-cell>
          <table:table-cell table:style-name="ce2" office:value-type="float" office:value="91884">
            <text:p>91,884</text:p>
          </table:table-cell>
          <table:table-cell table:style-name="ce2" office:value-type="float" office:value="324660">
            <text:p>324,660</text:p>
          </table:table-cell>
          <table:table-cell table:style-name="ce2" office:value-type="float" office:value="89136">
            <text:p>89,136</text:p>
          </table:table-cell>
          <table:table-cell/>
          <table:table-cell office:value-type="string">
            <text:p>128K</text:p>
          </table:table-cell>
          <table:table-cell table:style-name="ce2" office:value-type="float" office:value="131072">
            <text:p>131,072</text:p>
          </table:table-cell>
          <table:table-cell table:style-name="ce2" office:value-type="float" office:value="334045580">
            <text:p>334,045,580</text:p>
          </table:table-cell>
          <table:table-cell table:style-name="ce2" office:value-type="float" office:value="331528">
            <text:p>331,528</text:p>
          </table:table-cell>
          <table:table-cell table:style-name="ce2" office:value-type="float" office:value="1124533">
            <text:p>1,124,533</text:p>
          </table:table-cell>
          <table:table-cell table:style-name="ce2" office:value-type="float" office:value="724572">
            <text:p>724,572</text:p>
          </table:table-cell>
          <table:table-cell table:number-columns-repeated="6"/>
        </table:table-row>
        <table:table-row table:style-name="ro1">
          <table:table-cell office:value-type="string">
            <text:p>625K</text:p>
          </table:table-cell>
          <table:table-cell table:style-name="ce2" office:value-type="float" office:value="640000">
            <text:p>640,000</text:p>
          </table:table-cell>
          <table:table-cell table:style-name="ce2" office:value-type="float" office:value="2657267673">
            <text:p>2,657,267,673</text:p>
          </table:table-cell>
          <table:table-cell table:style-name="ce2" office:value-type="float" office:value="18405652">
            <text:p>18,405,652</text:p>
          </table:table-cell>
          <table:table-cell table:style-name="ce2" office:value-type="float" office:value="18822132">
            <text:p>18,822,132</text:p>
          </table:table-cell>
          <table:table-cell table:style-name="ce2" office:value-type="float" office:value="17464907">
            <text:p>17,464,907</text:p>
          </table:table-cell>
          <table:table-cell/>
          <table:table-cell office:value-type="string">
            <text:p>625K</text:p>
          </table:table-cell>
          <table:table-cell table:style-name="ce2" office:value-type="float" office:value="640000">
            <text:p>640,000</text:p>
          </table:table-cell>
          <table:table-cell table:style-name="ce2" office:value-type="float" office:value="1392084029">
            <text:p>1,392,084,029</text:p>
          </table:table-cell>
          <table:table-cell table:style-name="ce2" office:value-type="float" office:value="306571">
            <text:p>306,571</text:p>
          </table:table-cell>
          <table:table-cell table:style-name="ce2" office:value-type="float" office:value="1346551">
            <text:p>1,346,551</text:p>
          </table:table-cell>
          <table:table-cell table:style-name="ce2" office:value-type="float" office:value="541252">
            <text:p>541,252</text:p>
          </table:table-cell>
          <table:table-cell/>
          <table:table-cell office:value-type="string">
            <text:p>625K</text:p>
          </table:table-cell>
          <table:table-cell table:style-name="ce2" office:value-type="float" office:value="640000">
            <text:p>640,000</text:p>
          </table:table-cell>
          <table:table-cell table:style-name="ce2" office:value-type="float" office:value="1627139473">
            <text:p>1,627,139,473</text:p>
          </table:table-cell>
          <table:table-cell table:style-name="ce2" office:value-type="float" office:value="1527554">
            <text:p>1,527,554</text:p>
          </table:table-cell>
          <table:table-cell table:style-name="ce2" office:value-type="float" office:value="5240626">
            <text:p>5,240,626</text:p>
          </table:table-cell>
          <table:table-cell table:style-name="ce2" office:value-type="float" office:value="4040782">
            <text:p>4,040,782</text:p>
          </table:table-cell>
          <table:table-cell table:number-columns-repeated="6"/>
        </table:table-row>
        <table:table-row table:style-name="ro1">
          <table:table-cell office:value-type="string">
            <text:p>1M</text:p>
          </table:table-cell>
          <table:table-cell table:style-name="ce2" office:value-type="float" office:value="1048576">
            <text:p>1,048,576</text:p>
          </table:table-cell>
          <table:table-cell table:style-name="ce2" office:value-type="float" office:value="4292465917">
            <text:p>4,292,465,917</text:p>
          </table:table-cell>
          <table:table-cell table:style-name="ce2" office:value-type="float" office:value="31157037">
            <text:p>31,157,037</text:p>
          </table:table-cell>
          <table:table-cell table:style-name="ce2" office:value-type="float" office:value="33533971">
            <text:p>33,533,971</text:p>
          </table:table-cell>
          <table:table-cell table:style-name="ce2" office:value-type="float" office:value="33284463">
            <text:p>33,284,463</text:p>
          </table:table-cell>
          <table:table-cell/>
          <table:table-cell office:value-type="string">
            <text:p>1M</text:p>
          </table:table-cell>
          <table:table-cell table:style-name="ce2" office:value-type="float" office:value="1048576">
            <text:p>1,048,576</text:p>
          </table:table-cell>
          <table:table-cell table:style-name="ce2" office:value-type="float" office:value="2226349388">
            <text:p>2,226,349,388</text:p>
          </table:table-cell>
          <table:table-cell table:style-name="ce2" office:value-type="float" office:value="689960">
            <text:p>689,960</text:p>
          </table:table-cell>
          <table:table-cell table:style-name="ce2" office:value-type="float" office:value="2076350">
            <text:p>2,076,350</text:p>
          </table:table-cell>
          <table:table-cell table:style-name="ce2" office:value-type="float" office:value="807097">
            <text:p>807,097</text:p>
          </table:table-cell>
          <table:table-cell/>
          <table:table-cell office:value-type="string">
            <text:p>1M</text:p>
          </table:table-cell>
          <table:table-cell table:style-name="ce2" office:value-type="float" office:value="1048576">
            <text:p>1,048,576</text:p>
          </table:table-cell>
          <table:table-cell table:style-name="ce2" office:value-type="float" office:value="2602335101">
            <text:p>2,602,335,101</text:p>
          </table:table-cell>
          <table:table-cell table:style-name="ce2" office:value-type="float" office:value="2170962">
            <text:p>2,170,962</text:p>
          </table:table-cell>
          <table:table-cell table:style-name="ce2" office:value-type="float" office:value="7954023">
            <text:p>7,954,023</text:p>
          </table:table-cell>
          <table:table-cell table:style-name="ce2" office:value-type="float" office:value="6263741">
            <text:p>6,263,741</text:p>
          </table:table-cell>
          <table:table-cell table:number-columns-repeated="6"/>
        </table:table-row>
        <table:table-row table:style-name="ro1">
          <table:table-cell office:value-type="string">
            <text:p>2M</text:p>
          </table:table-cell>
          <table:table-cell table:style-name="ce2" office:value-type="float" office:value="2097152">
            <text:p>2,097,152</text:p>
          </table:table-cell>
          <table:table-cell table:style-name="ce2" office:value-type="float" office:value="8714102077">
            <text:p>8,714,102,077</text:p>
          </table:table-cell>
          <table:table-cell table:style-name="ce2" office:value-type="float" office:value="67793695">
            <text:p>67,793,695</text:p>
          </table:table-cell>
          <table:table-cell table:style-name="ce2" office:value-type="float" office:value="79898017">
            <text:p>79,898,017</text:p>
          </table:table-cell>
          <table:table-cell table:style-name="ce2" office:value-type="float" office:value="81177695">
            <text:p>81,177,695</text:p>
          </table:table-cell>
          <table:table-cell/>
          <table:table-cell office:value-type="string">
            <text:p>2M</text:p>
          </table:table-cell>
          <table:table-cell table:style-name="ce2" office:value-type="float" office:value="2097152">
            <text:p>2,097,152</text:p>
          </table:table-cell>
          <table:table-cell table:style-name="ce2" office:value-type="float" office:value="4450956959">
            <text:p>4,450,956,959</text:p>
          </table:table-cell>
          <table:table-cell table:style-name="ce2" office:value-type="float" office:value="856434">
            <text:p>856,434</text:p>
          </table:table-cell>
          <table:table-cell table:style-name="ce2" office:value-type="float" office:value="4057663">
            <text:p>4,057,663</text:p>
          </table:table-cell>
          <table:table-cell table:style-name="ce2" office:value-type="float" office:value="1549050">
            <text:p>1,549,050</text:p>
          </table:table-cell>
          <table:table-cell/>
          <table:table-cell office:value-type="string">
            <text:p>2M</text:p>
          </table:table-cell>
          <table:table-cell table:style-name="ce2" office:value-type="float" office:value="2097152">
            <text:p>2,097,152</text:p>
          </table:table-cell>
          <table:table-cell table:style-name="ce2" office:value-type="float" office:value="5202425802">
            <text:p>5,202,425,802</text:p>
          </table:table-cell>
          <table:table-cell table:style-name="ce2" office:value-type="float" office:value="2111368">
            <text:p>2,111,368</text:p>
          </table:table-cell>
          <table:table-cell table:style-name="ce2" office:value-type="float" office:value="10604272">
            <text:p>10,604,272</text:p>
          </table:table-cell>
          <table:table-cell table:style-name="ce2" office:value-type="float" office:value="12559899">
            <text:p>12,559,899</text:p>
          </table:table-cell>
          <table:table-cell table:number-columns-repeated="6"/>
        </table:table-row>
        <table:table-row table:style-name="ro1">
          <table:table-cell office:value-type="string">
            <text:p>5M</text:p>
          </table:table-cell>
          <table:table-cell table:style-name="ce2" office:value-type="float" office:value="5242880">
            <text:p>5,242,880</text:p>
          </table:table-cell>
          <table:table-cell table:style-name="ce2" office:value-type="float" office:value="22433646052">
            <text:p>22,433,646,052</text:p>
          </table:table-cell>
          <table:table-cell table:style-name="ce2" office:value-type="float" office:value="215948263">
            <text:p>215,948,263</text:p>
          </table:table-cell>
          <table:table-cell table:style-name="ce2" office:value-type="float" office:value="288089695">
            <text:p>288,089,695</text:p>
          </table:table-cell>
          <table:table-cell table:style-name="ce2" office:value-type="float" office:value="344420023">
            <text:p>344,420,023</text:p>
          </table:table-cell>
          <table:table-cell/>
          <table:table-cell office:value-type="string">
            <text:p>5M</text:p>
          </table:table-cell>
          <table:table-cell table:style-name="ce2" office:value-type="float" office:value="5242880">
            <text:p>5,242,880</text:p>
          </table:table-cell>
          <table:table-cell table:style-name="ce2" office:value-type="float" office:value="11124949375">
            <text:p>11,124,949,375</text:p>
          </table:table-cell>
          <table:table-cell table:style-name="ce2" office:value-type="float" office:value="2025904">
            <text:p>2,025,904</text:p>
          </table:table-cell>
          <table:table-cell table:style-name="ce2" office:value-type="float" office:value="9597721">
            <text:p>9,597,721</text:p>
          </table:table-cell>
          <table:table-cell table:style-name="ce2" office:value-type="float" office:value="3789289">
            <text:p>3,789,289</text:p>
          </table:table-cell>
          <table:table-cell/>
          <table:table-cell office:value-type="string">
            <text:p>5M</text:p>
          </table:table-cell>
          <table:table-cell table:style-name="ce2" office:value-type="float" office:value="5242880">
            <text:p>5,242,880</text:p>
          </table:table-cell>
          <table:table-cell table:style-name="ce2" office:value-type="float" office:value="13003404744">
            <text:p>13,003,404,744</text:p>
          </table:table-cell>
          <table:table-cell table:style-name="ce2" office:value-type="float" office:value="11194205">
            <text:p>11,194,205</text:p>
          </table:table-cell>
          <table:table-cell table:style-name="ce2" office:value-type="float" office:value="41024187">
            <text:p>41,024,187</text:p>
          </table:table-cell>
          <table:table-cell table:style-name="ce2" office:value-type="float" office:value="31154789">
            <text:p>31,154,789</text:p>
          </table:table-cell>
          <table:table-cell table:number-columns-repeated="6"/>
        </table:table-row>
        <table:table-row table:style-name="ro1" table:number-rows-repeated="3">
          <table:table-cell table:number-columns-repeated="26"/>
        </table:table-row>
        <table:table-row table:style-name="ro2">
          <table:table-cell office:value-type="string">
            <text:p>binary whole</text:p>
          </table:table-cell>
          <table:table-cell table:number-columns-repeated="8"/>
          <table:table-cell office:value-type="string">
            <text:p>binary heapify</text:p>
          </table:table-cell>
          <table:table-cell table:number-columns-repeated="8"/>
          <table:table-cell office:value-type="string">
            <text:p>binary sort</text:p>
          </table:table-cell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 office:value-type="string">
            <text:p>l1_miss_rate</text:p>
          </table:table-cell>
          <table:table-cell office:value-type="string">
            <text:p>l2_miss_rate</text:p>
          </table:table-cell>
          <table:table-cell office:value-type="string">
            <text:p>l3_miss_rate</text:p>
          </table:table-cell>
          <table:table-cell/>
          <table:table-cell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 office:value-type="string">
            <text:p>l1_miss_rate</text:p>
          </table:table-cell>
          <table:table-cell office:value-type="string">
            <text:p>l2_miss_rate</text:p>
          </table:table-cell>
          <table:table-cell office:value-type="string">
            <text:p>l3_miss_rate</text:p>
          </table:table-cell>
          <table:table-cell/>
          <table:table-cell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 office:value-type="string">
            <text:p>l1_miss_rate</text:p>
          </table:table-cell>
          <table:table-cell office:value-type="string">
            <text:p>l2_miss_rate</text:p>
          </table:table-cell>
          <table:table-cell office:value-type="string">
            <text:p>l3_miss_rate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table:formula="of:=[.C3]-[.J3]" office:value-type="float" office:value="40765">
            <text:p>40,765</text:p>
          </table:table-cell>
          <table:table-cell table:style-name="ce2" table:formula="of:=[.D3]-[.K3]" office:value-type="float" office:value="589">
            <text:p>589</text:p>
          </table:table-cell>
          <table:table-cell table:style-name="ce2" table:formula="of:=[.E3]-[.L3]" office:value-type="float" office:value="348">
            <text:p>348</text:p>
          </table:table-cell>
          <table:table-cell table:style-name="ce2" table:formula="of:=[.F3]-[.M3]" office:value-type="float" office:value="1429">
            <text:p>1,429</text:p>
          </table:table-cell>
          <table:table-cell table:style-name="ce4" table:formula="of:=[.C38]/[.$B38]" office:value-type="float" office:value="0.0144486692015209">
            <text:p>0.014449</text:p>
          </table:table-cell>
          <table:table-cell table:style-name="ce4" table:formula="of:=[.D38]/[.$B38]" office:value-type="float" office:value="0.00853673494419232">
            <text:p>0.008537</text:p>
          </table:table-cell>
          <table:table-cell table:style-name="ce4" table:formula="of:=[.E38]/[.$B38]" office:value-type="float" office:value="0.0350545811357782">
            <text:p>0.035055</text:p>
          </table:table-cell>
          <table:table-cell/>
          <table:table-cell table:style-name="ce1" office:value-type="float" office:value="10">
            <text:p>10</text:p>
          </table:table-cell>
          <table:table-cell table:style-name="ce2" table:formula="of:=[.Q3]-[.J3]" office:value-type="float" office:value="31496">
            <text:p>31,496</text:p>
          </table:table-cell>
          <table:table-cell table:style-name="ce2" table:formula="of:=[.R3]-[.K3]" office:value-type="float" office:value="373">
            <text:p>373</text:p>
          </table:table-cell>
          <table:table-cell table:style-name="ce2" table:formula="of:=[.S3]-[.L3]" office:value-type="float" office:value="1482">
            <text:p>1,482</text:p>
          </table:table-cell>
          <table:table-cell table:style-name="ce2" table:formula="of:=[.T3]-[.M3]" office:value-type="float" office:value="1101">
            <text:p>1,101</text:p>
          </table:table-cell>
          <table:table-cell table:formula="of:=[.L38]/[.$K38]" office:value-type="float" office:value="0.0118427736855474">
            <text:p>0.0118427737</text:p>
          </table:table-cell>
          <table:table-cell table:formula="of:=[.M38]/[.$K38]" office:value-type="float" office:value="0.0470535941071882">
            <text:p>0.0470535941</text:p>
          </table:table-cell>
          <table:table-cell table:formula="of:=[.N38]/[.$K38]" office:value-type="float" office:value="0.0349568199136398">
            <text:p>0.0349568199</text:p>
          </table:table-cell>
          <table:table-cell/>
          <table:table-cell table:style-name="ce1" office:value-type="float" office:value="10">
            <text:p>10</text:p>
          </table:table-cell>
          <table:table-cell table:formula="of:=[.B38]-[.K38]" office:value-type="float" office:value="9269">
            <text:p>9269</text:p>
          </table:table-cell>
          <table:table-cell table:formula="of:=[.C38]-[.L38]" office:value-type="float" office:value="216">
            <text:p>216</text:p>
          </table:table-cell>
          <table:table-cell table:formula="of:=[.D38]-[.M38]" office:value-type="float" office:value="-1134">
            <text:p>-1134</text:p>
          </table:table-cell>
          <table:table-cell table:formula="of:=[.E38]-[.N38]" office:value-type="float" office:value="328">
            <text:p>328</text:p>
          </table:table-cell>
          <table:table-cell table:formula="of:=[.U38]/[.$T38]" office:value-type="float" office:value="0.0233034847340598">
            <text:p>0.0233034847</text:p>
          </table:table-cell>
          <table:table-cell table:formula="of:=[.V38]/[.$T38]" office:value-type="float" office:value="-0.122343294853814">
            <text:p>-0.1223432949</text:p>
          </table:table-cell>
          <table:table-cell table:formula="of:=[.W38]/[.$T38]" office:value-type="float" office:value="0.0353867731146834">
            <text:p>0.0353867731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table:formula="of:=[.C4]-[.J4]" office:value-type="float" office:value="103788">
            <text:p>103,788</text:p>
          </table:table-cell>
          <table:table-cell table:style-name="ce2" table:formula="of:=[.D4]-[.K4]" office:value-type="float" office:value="836">
            <text:p>836</text:p>
          </table:table-cell>
          <table:table-cell table:style-name="ce2" table:formula="of:=[.E4]-[.L4]" office:value-type="float" office:value="690">
            <text:p>690</text:p>
          </table:table-cell>
          <table:table-cell table:style-name="ce2" table:formula="of:=[.F4]-[.M4]" office:value-type="float" office:value="1287">
            <text:p>1,287</text:p>
          </table:table-cell>
          <table:table-cell table:style-name="ce4" table:formula="of:=[.C39]/[.$B39]" office:value-type="float" office:value="0.00805488110378849">
            <text:p>0.008055</text:p>
          </table:table-cell>
          <table:table-cell table:style-name="ce4" table:formula="of:=[.D39]/[.$B39]" office:value-type="float" office:value="0.00664816741819864">
            <text:p>0.006648</text:p>
          </table:table-cell>
          <table:table-cell table:style-name="ce4" table:formula="of:=[.E39]/[.$B39]" office:value-type="float" office:value="0.012400277488727">
            <text:p>0.012400</text:p>
          </table:table-cell>
          <table:table-cell/>
          <table:table-cell table:style-name="ce1" office:value-type="float" office:value="100">
            <text:p>100</text:p>
          </table:table-cell>
          <table:table-cell table:style-name="ce2" table:formula="of:=[.Q4]-[.J4]" office:value-type="float" office:value="47343">
            <text:p>47,343</text:p>
          </table:table-cell>
          <table:table-cell table:style-name="ce2" table:formula="of:=[.R4]-[.K4]" office:value-type="float" office:value="652">
            <text:p>652</text:p>
          </table:table-cell>
          <table:table-cell table:style-name="ce2" table:formula="of:=[.S4]-[.L4]" office:value-type="float" office:value="1696">
            <text:p>1,696</text:p>
          </table:table-cell>
          <table:table-cell table:style-name="ce2" table:formula="of:=[.T4]-[.M4]" office:value-type="float" office:value="850">
            <text:p>850</text:p>
          </table:table-cell>
          <table:table-cell table:formula="of:=[.L39]/[.$K39]" office:value-type="float" office:value="0.0137718353294046">
            <text:p>0.0137718353</text:p>
          </table:table-cell>
          <table:table-cell table:formula="of:=[.M39]/[.$K39]" office:value-type="float" office:value="0.0358236698139112">
            <text:p>0.0358236698</text:p>
          </table:table-cell>
          <table:table-cell table:formula="of:=[.N39]/[.$K39]" office:value-type="float" office:value="0.0179540798006041">
            <text:p>0.0179540798</text:p>
          </table:table-cell>
          <table:table-cell/>
          <table:table-cell table:style-name="ce1" office:value-type="float" office:value="100">
            <text:p>100</text:p>
          </table:table-cell>
          <table:table-cell table:formula="of:=[.B39]-[.K39]" office:value-type="float" office:value="56445">
            <text:p>56445</text:p>
          </table:table-cell>
          <table:table-cell table:formula="of:=[.C39]-[.L39]" office:value-type="float" office:value="184">
            <text:p>184</text:p>
          </table:table-cell>
          <table:table-cell table:formula="of:=[.D39]-[.M39]" office:value-type="float" office:value="-1006">
            <text:p>-1006</text:p>
          </table:table-cell>
          <table:table-cell table:formula="of:=[.E39]-[.N39]" office:value-type="float" office:value="437">
            <text:p>437</text:p>
          </table:table-cell>
          <table:table-cell table:formula="of:=[.U39]/[.$T39]" office:value-type="float" office:value="0.00325981043493666">
            <text:p>0.0032598104</text:p>
          </table:table-cell>
          <table:table-cell table:formula="of:=[.V39]/[.$T39]" office:value-type="float" office:value="-0.017822659225795">
            <text:p>-0.0178226592</text:p>
          </table:table-cell>
          <table:table-cell table:formula="of:=[.W39]/[.$T39]" office:value-type="float" office:value="0.00774204978297458">
            <text:p>0.0077420498</text:p>
          </table:table-cell>
        </table:table-row>
        <table:table-row table:style-name="ro1">
          <table:table-cell table:style-name="ce1" office:value-type="string">
            <text:p>1K</text:p>
          </table:table-cell>
          <table:table-cell table:style-name="ce2" table:formula="of:=[.C5]-[.J5]" office:value-type="float" office:value="778777">
            <text:p>778,777</text:p>
          </table:table-cell>
          <table:table-cell table:style-name="ce2" table:formula="of:=[.D5]-[.K5]" office:value-type="float" office:value="1478">
            <text:p>1,478</text:p>
          </table:table-cell>
          <table:table-cell table:style-name="ce2" table:formula="of:=[.E5]-[.L5]" office:value-type="float" office:value="2544">
            <text:p>2,544</text:p>
          </table:table-cell>
          <table:table-cell table:style-name="ce2" table:formula="of:=[.F5]-[.M5]" office:value-type="float" office:value="1209">
            <text:p>1,209</text:p>
          </table:table-cell>
          <table:table-cell table:style-name="ce4" table:formula="of:=[.C40]/[.$B40]" office:value-type="float" office:value="0.0018978475224615">
            <text:p>0.001898</text:p>
          </table:table-cell>
          <table:table-cell table:style-name="ce4" table:formula="of:=[.D40]/[.$B40]" office:value-type="float" office:value="0.00326666041755214">
            <text:p>0.003267</text:p>
          </table:table-cell>
          <table:table-cell table:style-name="ce4" table:formula="of:=[.E40]/[.$B40]" office:value-type="float" office:value="0.00155243413711499">
            <text:p>0.001552</text:p>
          </table:table-cell>
          <table:table-cell/>
          <table:table-cell table:style-name="ce1" office:value-type="string">
            <text:p>1K</text:p>
          </table:table-cell>
          <table:table-cell table:style-name="ce2" table:formula="of:=[.Q5]-[.J5]" office:value-type="float" office:value="87680">
            <text:p>87,680</text:p>
          </table:table-cell>
          <table:table-cell table:style-name="ce2" table:formula="of:=[.R5]-[.K5]" office:value-type="float" office:value="468">
            <text:p>468</text:p>
          </table:table-cell>
          <table:table-cell table:style-name="ce2" table:formula="of:=[.S5]-[.L5]" office:value-type="float" office:value="2016">
            <text:p>2,016</text:p>
          </table:table-cell>
          <table:table-cell table:style-name="ce2" table:formula="of:=[.T5]-[.M5]" office:value-type="float" office:value="194">
            <text:p>194</text:p>
          </table:table-cell>
          <table:table-cell table:formula="of:=[.L40]/[.$K40]" office:value-type="float" office:value="0.00533759124087591">
            <text:p>0.0053375912</text:p>
          </table:table-cell>
          <table:table-cell table:formula="of:=[.M40]/[.$K40]" office:value-type="float" office:value="0.022992700729927">
            <text:p>0.0229927007</text:p>
          </table:table-cell>
          <table:table-cell table:formula="of:=[.N40]/[.$K40]" office:value-type="float" office:value="0.00221259124087591">
            <text:p>0.0022125912</text:p>
          </table:table-cell>
          <table:table-cell/>
          <table:table-cell table:style-name="ce1" office:value-type="string">
            <text:p>1K</text:p>
          </table:table-cell>
          <table:table-cell table:formula="of:=[.B40]-[.K40]" office:value-type="float" office:value="691097">
            <text:p>691097</text:p>
          </table:table-cell>
          <table:table-cell table:formula="of:=[.C40]-[.L40]" office:value-type="float" office:value="1010">
            <text:p>1010</text:p>
          </table:table-cell>
          <table:table-cell table:formula="of:=[.D40]-[.M40]" office:value-type="float" office:value="528">
            <text:p>528</text:p>
          </table:table-cell>
          <table:table-cell table:formula="of:=[.E40]-[.N40]" office:value-type="float" office:value="1015">
            <text:p>1015</text:p>
          </table:table-cell>
          <table:table-cell table:formula="of:=[.U40]/[.$T40]" office:value-type="float" office:value="0.00146144463078265">
            <text:p>0.0014614446</text:p>
          </table:table-cell>
          <table:table-cell table:formula="of:=[.V40]/[.$T40]" office:value-type="float" office:value="0.000764002737676477">
            <text:p>0.0007640027</text:p>
          </table:table-cell>
          <table:table-cell table:formula="of:=[.W40]/[.$T40]" office:value-type="float" office:value="0.00146867950519247">
            <text:p>0.0014686795</text:p>
          </table:table-cell>
        </table:table-row>
        <table:table-row table:style-name="ro1">
          <table:table-cell table:style-name="ce1" office:value-type="string">
            <text:p>8K</text:p>
          </table:table-cell>
          <table:table-cell table:style-name="ce2" table:formula="of:=[.C6]-[.J6]" office:value-type="float" office:value="7144641">
            <text:p>7,144,641</text:p>
          </table:table-cell>
          <table:table-cell table:style-name="ce2" table:formula="of:=[.D6]-[.K6]" office:value-type="float" office:value="15460">
            <text:p>15,460</text:p>
          </table:table-cell>
          <table:table-cell table:style-name="ce2" table:formula="of:=[.E6]-[.L6]" office:value-type="float" office:value="22563">
            <text:p>22,563</text:p>
          </table:table-cell>
          <table:table-cell table:style-name="ce2" table:formula="of:=[.F6]-[.M6]" office:value-type="float" office:value="-21">
            <text:p>-21</text:p>
          </table:table-cell>
          <table:table-cell table:style-name="ce4" table:formula="of:=[.C41]/[.$B41]" office:value-type="float" office:value="0.00216385959770407">
            <text:p>0.002164</text:p>
          </table:table-cell>
          <table:table-cell table:style-name="ce4" table:formula="of:=[.D41]/[.$B41]" office:value-type="float" office:value="0.00315803131325983">
            <text:p>0.003158</text:p>
          </table:table-cell>
          <table:table-cell table:style-name="ce4" table:formula="of:=[.E41]/[.$B41]" office:value-type="float" office:value="-0.00000293926594772222">
            <text:p>-0.000003</text:p>
          </table:table-cell>
          <table:table-cell/>
          <table:table-cell table:style-name="ce1" office:value-type="string">
            <text:p>8K</text:p>
          </table:table-cell>
          <table:table-cell table:style-name="ce2" table:formula="of:=[.Q6]-[.J6]" office:value-type="float" office:value="554076">
            <text:p>554,076</text:p>
          </table:table-cell>
          <table:table-cell table:style-name="ce2" table:formula="of:=[.R6]-[.K6]" office:value-type="float" office:value="6375">
            <text:p>6,375</text:p>
          </table:table-cell>
          <table:table-cell table:style-name="ce2" table:formula="of:=[.S6]-[.L6]" office:value-type="float" office:value="13810">
            <text:p>13,810</text:p>
          </table:table-cell>
          <table:table-cell table:style-name="ce2" table:formula="of:=[.T6]-[.M6]" office:value-type="float" office:value="-2590">
            <text:p>-2,590</text:p>
          </table:table-cell>
          <table:table-cell table:formula="of:=[.L41]/[.$K41]" office:value-type="float" office:value="0.0115056418253092">
            <text:p>0.0115056418</text:p>
          </table:table-cell>
          <table:table-cell table:formula="of:=[.M41]/[.$K41]" office:value-type="float" office:value="0.0249243786051011">
            <text:p>0.0249243786</text:p>
          </table:table-cell>
          <table:table-cell table:formula="of:=[.N41]/[.$K41]" office:value-type="float" office:value="-0.00467444899255698">
            <text:p>-0.004674449</text:p>
          </table:table-cell>
          <table:table-cell/>
          <table:table-cell table:style-name="ce1" office:value-type="string">
            <text:p>8K</text:p>
          </table:table-cell>
          <table:table-cell table:formula="of:=[.B41]-[.K41]" office:value-type="float" office:value="6590565">
            <text:p>6590565</text:p>
          </table:table-cell>
          <table:table-cell table:formula="of:=[.C41]-[.L41]" office:value-type="float" office:value="9085">
            <text:p>9085</text:p>
          </table:table-cell>
          <table:table-cell table:formula="of:=[.D41]-[.M41]" office:value-type="float" office:value="8753">
            <text:p>8753</text:p>
          </table:table-cell>
          <table:table-cell table:formula="of:=[.E41]-[.N41]" office:value-type="float" office:value="2569">
            <text:p>2569</text:p>
          </table:table-cell>
          <table:table-cell table:formula="of:=[.U41]/[.$T41]" office:value-type="float" office:value="0.0013784857595669">
            <text:p>0.0013784858</text:p>
          </table:table-cell>
          <table:table-cell table:formula="of:=[.V41]/[.$T41]" office:value-type="float" office:value="0.0013281107158491">
            <text:p>0.0013281107</text:p>
          </table:table-cell>
          <table:table-cell table:formula="of:=[.W41]/[.$T41]" office:value-type="float" office:value="0.000389799660575383">
            <text:p>0.0003897997</text:p>
          </table:table-cell>
        </table:table-row>
        <table:table-row table:style-name="ro1">
          <table:table-cell table:style-name="ce1" office:value-type="string">
            <text:p>10K</text:p>
          </table:table-cell>
          <table:table-cell table:style-name="ce2" table:formula="of:=[.C7]-[.J7]" office:value-type="float" office:value="8933525">
            <text:p>8,933,525</text:p>
          </table:table-cell>
          <table:table-cell table:style-name="ce2" table:formula="of:=[.D7]-[.K7]" office:value-type="float" office:value="20815">
            <text:p>20,815</text:p>
          </table:table-cell>
          <table:table-cell table:style-name="ce2" table:formula="of:=[.E7]-[.L7]" office:value-type="float" office:value="25605">
            <text:p>25,605</text:p>
          </table:table-cell>
          <table:table-cell table:style-name="ce2" table:formula="of:=[.F7]-[.M7]" office:value-type="float" office:value="3259">
            <text:p>3,259</text:p>
          </table:table-cell>
          <table:table-cell table:style-name="ce4" table:formula="of:=[.C42]/[.$B42]" office:value-type="float" office:value="0.00232998732303318">
            <text:p>0.002330</text:p>
          </table:table-cell>
          <table:table-cell table:style-name="ce4" table:formula="of:=[.D42]/[.$B42]" office:value-type="float" office:value="0.00286616984896779">
            <text:p>0.002866</text:p>
          </table:table-cell>
          <table:table-cell table:style-name="ce4" table:formula="of:=[.E42]/[.$B42]" office:value-type="float" office:value="0.000364805605849874">
            <text:p>0.000365</text:p>
          </table:table-cell>
          <table:table-cell/>
          <table:table-cell table:style-name="ce1" office:value-type="string">
            <text:p>10K</text:p>
          </table:table-cell>
          <table:table-cell table:style-name="ce2" table:formula="of:=[.Q7]-[.J7]" office:value-type="float" office:value="706197">
            <text:p>706,197</text:p>
          </table:table-cell>
          <table:table-cell table:style-name="ce2" table:formula="of:=[.R7]-[.K7]" office:value-type="float" office:value="6631">
            <text:p>6,631</text:p>
          </table:table-cell>
          <table:table-cell table:style-name="ce2" table:formula="of:=[.S7]-[.L7]" office:value-type="float" office:value="13070">
            <text:p>13,070</text:p>
          </table:table-cell>
          <table:table-cell table:style-name="ce2" table:formula="of:=[.T7]-[.M7]" office:value-type="float" office:value="-1242">
            <text:p>-1,242</text:p>
          </table:table-cell>
          <table:table-cell table:formula="of:=[.L42]/[.$K42]" office:value-type="float" office:value="0.00938973119398695">
            <text:p>0.0093897312</text:p>
          </table:table-cell>
          <table:table-cell table:formula="of:=[.M42]/[.$K42]" office:value-type="float" office:value="0.0185075835779535">
            <text:p>0.0185075836</text:p>
          </table:table-cell>
          <table:table-cell table:formula="of:=[.N42]/[.$K42]" office:value-type="float" office:value="-0.00175871605231968">
            <text:p>-0.0017587161</text:p>
          </table:table-cell>
          <table:table-cell/>
          <table:table-cell table:style-name="ce1" office:value-type="string">
            <text:p>10K</text:p>
          </table:table-cell>
          <table:table-cell table:formula="of:=[.B42]-[.K42]" office:value-type="float" office:value="8227328">
            <text:p>8227328</text:p>
          </table:table-cell>
          <table:table-cell table:formula="of:=[.C42]-[.L42]" office:value-type="float" office:value="14184">
            <text:p>14184</text:p>
          </table:table-cell>
          <table:table-cell table:formula="of:=[.D42]-[.M42]" office:value-type="float" office:value="12535">
            <text:p>12535</text:p>
          </table:table-cell>
          <table:table-cell table:formula="of:=[.E42]-[.N42]" office:value-type="float" office:value="4501">
            <text:p>4501</text:p>
          </table:table-cell>
          <table:table-cell table:formula="of:=[.U42]/[.$T42]" office:value-type="float" office:value="0.00172401051714481">
            <text:p>0.0017240105</text:p>
          </table:table-cell>
          <table:table-cell table:formula="of:=[.V42]/[.$T42]" office:value-type="float" office:value="0.00152358092445081">
            <text:p>0.0015235809</text:p>
          </table:table-cell>
          <table:table-cell table:formula="of:=[.W42]/[.$T42]" office:value-type="float" office:value="0.000547079197523181">
            <text:p>0.0005470792</text:p>
          </table:table-cell>
        </table:table-row>
        <table:table-row table:style-name="ro1">
          <table:table-cell table:style-name="ce1" office:value-type="string">
            <text:p>16K</text:p>
          </table:table-cell>
          <table:table-cell table:style-name="ce2" table:formula="of:=[.C8]-[.J8]" office:value-type="float" office:value="14630182">
            <text:p>14,630,182</text:p>
          </table:table-cell>
          <table:table-cell table:style-name="ce2" table:formula="of:=[.D8]-[.K8]" office:value-type="float" office:value="43599">
            <text:p>43,599</text:p>
          </table:table-cell>
          <table:table-cell table:style-name="ce2" table:formula="of:=[.E8]-[.L8]" office:value-type="float" office:value="32251">
            <text:p>32,251</text:p>
          </table:table-cell>
          <table:table-cell table:style-name="ce2" table:formula="of:=[.F8]-[.M8]" office:value-type="float" office:value="9720">
            <text:p>9,720</text:p>
          </table:table-cell>
          <table:table-cell table:style-name="ce4" table:formula="of:=[.C43]/[.$B43]" office:value-type="float" office:value="0.00298007229165023">
            <text:p>0.002980</text:p>
          </table:table-cell>
          <table:table-cell table:style-name="ce4" table:formula="of:=[.D43]/[.$B43]" office:value-type="float" office:value="0.00220441550214481">
            <text:p>0.002204</text:p>
          </table:table-cell>
          <table:table-cell table:style-name="ce4" table:formula="of:=[.E43]/[.$B43]" office:value-type="float" office:value="0.000664379978321527">
            <text:p>0.000664</text:p>
          </table:table-cell>
          <table:table-cell/>
          <table:table-cell table:style-name="ce1" office:value-type="string">
            <text:p>16K</text:p>
          </table:table-cell>
          <table:table-cell table:style-name="ce2" table:formula="of:=[.Q8]-[.J8]" office:value-type="float" office:value="1079519">
            <text:p>1,079,519</text:p>
          </table:table-cell>
          <table:table-cell table:style-name="ce2" table:formula="of:=[.R8]-[.K8]" office:value-type="float" office:value="10011">
            <text:p>10,011</text:p>
          </table:table-cell>
          <table:table-cell table:style-name="ce2" table:formula="of:=[.S8]-[.L8]" office:value-type="float" office:value="18744">
            <text:p>18,744</text:p>
          </table:table-cell>
          <table:table-cell table:style-name="ce2" table:formula="of:=[.T8]-[.M8]" office:value-type="float" office:value="-164">
            <text:p>-164</text:p>
          </table:table-cell>
          <table:table-cell table:formula="of:=[.L43]/[.$K43]" office:value-type="float" office:value="0.00927357461980753">
            <text:p>0.0092735746</text:p>
          </table:table-cell>
          <table:table-cell table:formula="of:=[.M43]/[.$K43]" office:value-type="float" office:value="0.0173632886498524">
            <text:p>0.0173632886</text:p>
          </table:table-cell>
          <table:table-cell table:formula="of:=[.N43]/[.$K43]" office:value-type="float" office:value="-0.000151919512301312">
            <text:p>-0.0001519195</text:p>
          </table:table-cell>
          <table:table-cell/>
          <table:table-cell table:style-name="ce1" office:value-type="string">
            <text:p>16K</text:p>
          </table:table-cell>
          <table:table-cell table:formula="of:=[.B43]-[.K43]" office:value-type="float" office:value="13550663">
            <text:p>13550663</text:p>
          </table:table-cell>
          <table:table-cell table:formula="of:=[.C43]-[.L43]" office:value-type="float" office:value="33588">
            <text:p>33588</text:p>
          </table:table-cell>
          <table:table-cell table:formula="of:=[.D43]-[.M43]" office:value-type="float" office:value="13507">
            <text:p>13507</text:p>
          </table:table-cell>
          <table:table-cell table:formula="of:=[.E43]-[.N43]" office:value-type="float" office:value="9884">
            <text:p>9884</text:p>
          </table:table-cell>
          <table:table-cell table:formula="of:=[.U43]/[.$T43]" office:value-type="float" office:value="0.00247869790577775">
            <text:p>0.0024786979</text:p>
          </table:table-cell>
          <table:table-cell table:formula="of:=[.V43]/[.$T43]" office:value-type="float" office:value="0.000996777796038467">
            <text:p>0.0009967778</text:p>
          </table:table-cell>
          <table:table-cell table:formula="of:=[.W43]/[.$T43]" office:value-type="float" office:value="0.000729410804475028">
            <text:p>0.0007294108</text:p>
          </table:table-cell>
        </table:table-row>
        <table:table-row table:style-name="ro1">
          <table:table-cell table:style-name="ce1" office:value-type="string">
            <text:p>64K</text:p>
          </table:table-cell>
          <table:table-cell table:style-name="ce2" table:formula="of:=[.C9]-[.J9]" office:value-type="float" office:value="64401236">
            <text:p>64,401,236</text:p>
          </table:table-cell>
          <table:table-cell table:style-name="ce2" table:formula="of:=[.D9]-[.K9]" office:value-type="float" office:value="329290">
            <text:p>329,290</text:p>
          </table:table-cell>
          <table:table-cell table:style-name="ce2" table:formula="of:=[.E9]-[.L9]" office:value-type="float" office:value="178190">
            <text:p>178,190</text:p>
          </table:table-cell>
          <table:table-cell table:style-name="ce2" table:formula="of:=[.F9]-[.M9]" office:value-type="float" office:value="137815">
            <text:p>137,815</text:p>
          </table:table-cell>
          <table:table-cell table:style-name="ce4" table:formula="of:=[.C44]/[.$B44]" office:value-type="float" office:value="0.00511310062434206">
            <text:p>0.005113</text:p>
          </table:table-cell>
          <table:table-cell table:style-name="ce4" table:formula="of:=[.D44]/[.$B44]" office:value-type="float" office:value="0.0027668723625118">
            <text:p>0.002767</text:p>
          </table:table-cell>
          <table:table-cell table:style-name="ce4" table:formula="of:=[.E44]/[.$B44]" office:value-type="float" office:value="0.00213994340108628">
            <text:p>0.002140</text:p>
          </table:table-cell>
          <table:table-cell/>
          <table:table-cell table:style-name="ce1" office:value-type="string">
            <text:p>64K</text:p>
          </table:table-cell>
          <table:table-cell table:style-name="ce2" table:formula="of:=[.Q9]-[.J9]" office:value-type="float" office:value="4191641">
            <text:p>4,191,641</text:p>
          </table:table-cell>
          <table:table-cell table:style-name="ce2" table:formula="of:=[.R9]-[.K9]" office:value-type="float" office:value="34218">
            <text:p>34,218</text:p>
          </table:table-cell>
          <table:table-cell table:style-name="ce2" table:formula="of:=[.S9]-[.L9]" office:value-type="float" office:value="89638">
            <text:p>89,638</text:p>
          </table:table-cell>
          <table:table-cell table:style-name="ce2" table:formula="of:=[.T9]-[.M9]" office:value-type="float" office:value="48694">
            <text:p>48,694</text:p>
          </table:table-cell>
          <table:table-cell table:formula="of:=[.L44]/[.$K44]" office:value-type="float" office:value="0.00816338994680126">
            <text:p>0.0081633899</text:p>
          </table:table-cell>
          <table:table-cell table:formula="of:=[.M44]/[.$K44]" office:value-type="float" office:value="0.0213849420787706">
            <text:p>0.0213849421</text:p>
          </table:table-cell>
          <table:table-cell table:formula="of:=[.N44]/[.$K44]" office:value-type="float" office:value="0.0116169299804062">
            <text:p>0.01161693</text:p>
          </table:table-cell>
          <table:table-cell/>
          <table:table-cell table:style-name="ce1" office:value-type="string">
            <text:p>64K</text:p>
          </table:table-cell>
          <table:table-cell table:formula="of:=[.B44]-[.K44]" office:value-type="float" office:value="60209595">
            <text:p>60209595</text:p>
          </table:table-cell>
          <table:table-cell table:formula="of:=[.C44]-[.L44]" office:value-type="float" office:value="295072">
            <text:p>295072</text:p>
          </table:table-cell>
          <table:table-cell table:formula="of:=[.D44]-[.M44]" office:value-type="float" office:value="88552">
            <text:p>88552</text:p>
          </table:table-cell>
          <table:table-cell table:formula="of:=[.E44]-[.N44]" office:value-type="float" office:value="89121">
            <text:p>89121</text:p>
          </table:table-cell>
          <table:table-cell table:formula="of:=[.U44]/[.$T44]" office:value-type="float" office:value="0.00490074713174869">
            <text:p>0.0049007471</text:p>
          </table:table-cell>
          <table:table-cell table:formula="of:=[.V44]/[.$T44]" office:value-type="float" office:value="0.00147072904243917">
            <text:p>0.001470729</text:p>
          </table:table-cell>
          <table:table-cell table:formula="of:=[.W44]/[.$T44]" office:value-type="float" office:value="0.00148017936343867">
            <text:p>0.0014801794</text:p>
          </table:table-cell>
        </table:table-row>
        <table:table-row table:style-name="ro1">
          <table:table-cell table:style-name="ce1" office:value-type="string">
            <text:p>100K</text:p>
          </table:table-cell>
          <table:table-cell table:style-name="ce2" table:formula="of:=[.C10]-[.J10]" office:value-type="float" office:value="102869616">
            <text:p>102,869,616</text:p>
          </table:table-cell>
          <table:table-cell table:style-name="ce2" table:formula="of:=[.D10]-[.K10]" office:value-type="float" office:value="308331">
            <text:p>308,331</text:p>
          </table:table-cell>
          <table:table-cell table:style-name="ce2" table:formula="of:=[.E10]-[.L10]" office:value-type="float" office:value="340333">
            <text:p>340,333</text:p>
          </table:table-cell>
          <table:table-cell table:style-name="ce2" table:formula="of:=[.F10]-[.M10]" office:value-type="float" office:value="182048">
            <text:p>182,048</text:p>
          </table:table-cell>
          <table:table-cell table:style-name="ce4" table:formula="of:=[.C45]/[.$B45]" office:value-type="float" office:value="0.00299729902753793">
            <text:p>0.002997</text:p>
          </table:table-cell>
          <table:table-cell table:style-name="ce4" table:formula="of:=[.D45]/[.$B45]" office:value-type="float" office:value="0.00330839185790292">
            <text:p>0.003308</text:p>
          </table:table-cell>
          <table:table-cell table:style-name="ce4" table:formula="of:=[.E45]/[.$B45]" office:value-type="float" office:value="0.00176969650591483">
            <text:p>0.001770</text:p>
          </table:table-cell>
          <table:table-cell/>
          <table:table-cell table:style-name="ce1" office:value-type="string">
            <text:p>100K</text:p>
          </table:table-cell>
          <table:table-cell table:style-name="ce2" table:formula="of:=[.Q10]-[.J10]" office:value-type="float" office:value="6791365">
            <text:p>6,791,365</text:p>
          </table:table-cell>
          <table:table-cell table:style-name="ce2" table:formula="of:=[.R10]-[.K10]" office:value-type="float" office:value="-259570">
            <text:p>-259,570</text:p>
          </table:table-cell>
          <table:table-cell table:style-name="ce2" table:formula="of:=[.S10]-[.L10]" office:value-type="float" office:value="142810">
            <text:p>142,810</text:p>
          </table:table-cell>
          <table:table-cell table:style-name="ce2" table:formula="of:=[.T10]-[.M10]" office:value-type="float" office:value="69664">
            <text:p>69,664</text:p>
          </table:table-cell>
          <table:table-cell table:formula="of:=[.L45]/[.$K45]" office:value-type="float" office:value="-0.0382205933564166">
            <text:p>-0.0382205934</text:p>
          </table:table-cell>
          <table:table-cell table:formula="of:=[.M45]/[.$K45]" office:value-type="float" office:value="0.0210281732759173">
            <text:p>0.0210281733</text:p>
          </table:table-cell>
          <table:table-cell table:formula="of:=[.N45]/[.$K45]" office:value-type="float" office:value="0.0102577316931132">
            <text:p>0.0102577317</text:p>
          </table:table-cell>
          <table:table-cell/>
          <table:table-cell table:style-name="ce1" office:value-type="string">
            <text:p>100K</text:p>
          </table:table-cell>
          <table:table-cell table:formula="of:=[.B45]-[.K45]" office:value-type="float" office:value="96078251">
            <text:p>96078251</text:p>
          </table:table-cell>
          <table:table-cell table:formula="of:=[.C45]-[.L45]" office:value-type="float" office:value="567901">
            <text:p>567901</text:p>
          </table:table-cell>
          <table:table-cell table:formula="of:=[.D45]-[.M45]" office:value-type="float" office:value="197523">
            <text:p>197523</text:p>
          </table:table-cell>
          <table:table-cell table:formula="of:=[.E45]-[.N45]" office:value-type="float" office:value="112384">
            <text:p>112384</text:p>
          </table:table-cell>
          <table:table-cell table:formula="of:=[.U45]/[.$T45]" office:value-type="float" office:value="0.00591081742318561">
            <text:p>0.0059108174</text:p>
          </table:table-cell>
          <table:table-cell table:formula="of:=[.V45]/[.$T45]" office:value-type="float" office:value="0.00205585549220708">
            <text:p>0.0020558555</text:p>
          </table:table-cell>
          <table:table-cell table:formula="of:=[.W45]/[.$T45]" office:value-type="float" office:value="0.00116971321636569">
            <text:p>0.0011697132</text:p>
          </table:table-cell>
        </table:table-row>
        <table:table-row table:style-name="ro1">
          <table:table-cell table:style-name="ce1" office:value-type="string">
            <text:p>128K</text:p>
          </table:table-cell>
          <table:table-cell table:style-name="ce2" table:formula="of:=[.C11]-[.J11]" office:value-type="float" office:value="132948401">
            <text:p>132,948,401</text:p>
          </table:table-cell>
          <table:table-cell table:style-name="ce2" table:formula="of:=[.D11]-[.K11]" office:value-type="float" office:value="865488">
            <text:p>865,488</text:p>
          </table:table-cell>
          <table:table-cell table:style-name="ce2" table:formula="of:=[.E11]-[.L11]" office:value-type="float" office:value="462265">
            <text:p>462,265</text:p>
          </table:table-cell>
          <table:table-cell table:style-name="ce2" table:formula="of:=[.F11]-[.M11]" office:value-type="float" office:value="217459">
            <text:p>217,459</text:p>
          </table:table-cell>
          <table:table-cell table:style-name="ce4" table:formula="of:=[.C46]/[.$B46]" office:value-type="float" office:value="0.00650995418891875">
            <text:p>0.006510</text:p>
          </table:table-cell>
          <table:table-cell table:style-name="ce4" table:formula="of:=[.D46]/[.$B46]" office:value-type="float" office:value="0.0034770256469651">
            <text:p>0.003477</text:p>
          </table:table-cell>
          <table:table-cell table:style-name="ce4" table:formula="of:=[.E46]/[.$B46]" office:value-type="float" office:value="0.00163566465158163">
            <text:p>0.001636</text:p>
          </table:table-cell>
          <table:table-cell/>
          <table:table-cell table:style-name="ce1" office:value-type="string">
            <text:p>128K</text:p>
          </table:table-cell>
          <table:table-cell table:style-name="ce2" table:formula="of:=[.Q11]-[.J11]" office:value-type="float" office:value="8284459">
            <text:p>8,284,459</text:p>
          </table:table-cell>
          <table:table-cell table:style-name="ce2" table:formula="of:=[.R11]-[.K11]" office:value-type="float" office:value="48082">
            <text:p>48,082</text:p>
          </table:table-cell>
          <table:table-cell table:style-name="ce2" table:formula="of:=[.S11]-[.L11]" office:value-type="float" office:value="148003">
            <text:p>148,003</text:p>
          </table:table-cell>
          <table:table-cell table:style-name="ce2" table:formula="of:=[.T11]-[.M11]" office:value-type="float" office:value="97027">
            <text:p>97,027</text:p>
          </table:table-cell>
          <table:table-cell table:formula="of:=[.L46]/[.$K46]" office:value-type="float" office:value="0.00580387928771209">
            <text:p>0.0058038793</text:p>
          </table:table-cell>
          <table:table-cell table:formula="of:=[.M46]/[.$K46]" office:value-type="float" office:value="0.0178651376028296">
            <text:p>0.0178651376</text:p>
          </table:table-cell>
          <table:table-cell table:formula="of:=[.N46]/[.$K46]" office:value-type="float" office:value="0.0117119295297375">
            <text:p>0.0117119295</text:p>
          </table:table-cell>
          <table:table-cell/>
          <table:table-cell table:style-name="ce1" office:value-type="string">
            <text:p>128K</text:p>
          </table:table-cell>
          <table:table-cell table:formula="of:=[.B46]-[.K46]" office:value-type="float" office:value="124663942">
            <text:p>124663942</text:p>
          </table:table-cell>
          <table:table-cell table:formula="of:=[.C46]-[.L46]" office:value-type="float" office:value="817406">
            <text:p>817406</text:p>
          </table:table-cell>
          <table:table-cell table:formula="of:=[.D46]-[.M46]" office:value-type="float" office:value="314262">
            <text:p>314262</text:p>
          </table:table-cell>
          <table:table-cell table:formula="of:=[.E46]-[.N46]" office:value-type="float" office:value="120432">
            <text:p>120432</text:p>
          </table:table-cell>
          <table:table-cell table:formula="of:=[.U46]/[.$T46]" office:value-type="float" office:value="0.0065568759248765">
            <text:p>0.0065568759</text:p>
          </table:table-cell>
          <table:table-cell table:formula="of:=[.V46]/[.$T46]" office:value-type="float" office:value="0.00252087327705392">
            <text:p>0.0025208733</text:p>
          </table:table-cell>
          <table:table-cell table:formula="of:=[.W46]/[.$T46]" office:value-type="float" office:value="0.000966053199248264">
            <text:p>0.0009660532</text:p>
          </table:table-cell>
        </table:table-row>
        <table:table-row table:style-name="ro1">
          <table:table-cell table:style-name="ce1" office:value-type="string">
            <text:p>625K</text:p>
          </table:table-cell>
          <table:table-cell table:style-name="ce2" table:formula="of:=[.C12]-[.J12]" office:value-type="float" office:value="704054293">
            <text:p>704,054,293</text:p>
          </table:table-cell>
          <table:table-cell table:style-name="ce2" table:formula="of:=[.D12]-[.K12]" office:value-type="float" office:value="5936999">
            <text:p>5,936,999</text:p>
          </table:table-cell>
          <table:table-cell table:style-name="ce2" table:formula="of:=[.E12]-[.L12]" office:value-type="float" office:value="4057829">
            <text:p>4,057,829</text:p>
          </table:table-cell>
          <table:table-cell table:style-name="ce2" table:formula="of:=[.F12]-[.M12]" office:value-type="float" office:value="1595043">
            <text:p>1,595,043</text:p>
          </table:table-cell>
          <table:table-cell table:style-name="ce4" table:formula="of:=[.C47]/[.$B47]" office:value-type="float" office:value="0.00843258688857963">
            <text:p>0.008433</text:p>
          </table:table-cell>
          <table:table-cell table:style-name="ce4" table:formula="of:=[.D47]/[.$B47]" office:value-type="float" office:value="0.00576351716102667">
            <text:p>0.005764</text:p>
          </table:table-cell>
          <table:table-cell table:style-name="ce4" table:formula="of:=[.E47]/[.$B47]" office:value-type="float" office:value="0.00226551136163586">
            <text:p>0.002266</text:p>
          </table:table-cell>
          <table:table-cell/>
          <table:table-cell table:style-name="ce1" office:value-type="string">
            <text:p>625K</text:p>
          </table:table-cell>
          <table:table-cell table:style-name="ce2" table:formula="of:=[.Q12]-[.J12]" office:value-type="float" office:value="43783387">
            <text:p>43,783,387</text:p>
          </table:table-cell>
          <table:table-cell table:style-name="ce2" table:formula="of:=[.R12]-[.K12]" office:value-type="float" office:value="406685">
            <text:p>406,685</text:p>
          </table:table-cell>
          <table:table-cell table:style-name="ce2" table:formula="of:=[.S12]-[.L12]" office:value-type="float" office:value="1220242">
            <text:p>1,220,242</text:p>
          </table:table-cell>
          <table:table-cell table:style-name="ce2" table:formula="of:=[.T12]-[.M12]" office:value-type="float" office:value="563924">
            <text:p>563,924</text:p>
          </table:table-cell>
          <table:table-cell table:formula="of:=[.L47]/[.$K47]" office:value-type="float" office:value="0.00928856874412206">
            <text:p>0.0092885687</text:p>
          </table:table-cell>
          <table:table-cell table:formula="of:=[.M47]/[.$K47]" office:value-type="float" office:value="0.027869977258726">
            <text:p>0.0278699773</text:p>
          </table:table-cell>
          <table:table-cell table:formula="of:=[.N47]/[.$K47]" office:value-type="float" office:value="0.0128798624007777">
            <text:p>0.0128798624</text:p>
          </table:table-cell>
          <table:table-cell/>
          <table:table-cell table:style-name="ce1" office:value-type="string">
            <text:p>625K</text:p>
          </table:table-cell>
          <table:table-cell table:formula="of:=[.B47]-[.K47]" office:value-type="float" office:value="660270906">
            <text:p>660270906</text:p>
          </table:table-cell>
          <table:table-cell table:formula="of:=[.C47]-[.L47]" office:value-type="float" office:value="5530314">
            <text:p>5530314</text:p>
          </table:table-cell>
          <table:table-cell table:formula="of:=[.D47]-[.M47]" office:value-type="float" office:value="2837587">
            <text:p>2837587</text:p>
          </table:table-cell>
          <table:table-cell table:formula="of:=[.E47]-[.N47]" office:value-type="float" office:value="1031119">
            <text:p>1031119</text:p>
          </table:table-cell>
          <table:table-cell table:formula="of:=[.U47]/[.$T47]" office:value-type="float" office:value="0.00837582566450384">
            <text:p>0.0083758257</text:p>
          </table:table-cell>
          <table:table-cell table:formula="of:=[.V47]/[.$T47]" office:value-type="float" office:value="0.00429761022970169">
            <text:p>0.0042976102</text:p>
          </table:table-cell>
          <table:table-cell table:formula="of:=[.W47]/[.$T47]" office:value-type="float" office:value="0.00156166051029969">
            <text:p>0.0015616605</text:p>
          </table:table-cell>
        </table:table-row>
        <table:table-row table:style-name="ro1">
          <table:table-cell table:style-name="ce1" office:value-type="string">
            <text:p>1M</text:p>
          </table:table-cell>
          <table:table-cell table:style-name="ce2" table:formula="of:=[.C13]-[.J13]" office:value-type="float" office:value="1148535702">
            <text:p>1,148,535,702</text:p>
          </table:table-cell>
          <table:table-cell table:style-name="ce2" table:formula="of:=[.D13]-[.K13]" office:value-type="float" office:value="10008691">
            <text:p>10,008,691</text:p>
          </table:table-cell>
          <table:table-cell table:style-name="ce2" table:formula="of:=[.E13]-[.L13]" office:value-type="float" office:value="7113218">
            <text:p>7,113,218</text:p>
          </table:table-cell>
          <table:table-cell table:style-name="ce2" table:formula="of:=[.F13]-[.M13]" office:value-type="float" office:value="3144412">
            <text:p>3,144,412</text:p>
          </table:table-cell>
          <table:table-cell table:style-name="ce4" table:formula="of:=[.C48]/[.$B48]" office:value-type="float" office:value="0.00871430551316027">
            <text:p>0.008714</text:p>
          </table:table-cell>
          <table:table-cell table:style-name="ce4" table:formula="of:=[.D48]/[.$B48]" office:value-type="float" office:value="0.0061932928925182">
            <text:p>0.006193</text:p>
          </table:table-cell>
          <table:table-cell table:style-name="ce4" table:formula="of:=[.E48]/[.$B48]" office:value-type="float" office:value="0.00273775729785716">
            <text:p>0.002738</text:p>
          </table:table-cell>
          <table:table-cell/>
          <table:table-cell table:style-name="ce1" office:value-type="string">
            <text:p>1M</text:p>
          </table:table-cell>
          <table:table-cell table:style-name="ce2" table:formula="of:=[.Q13]-[.J13]" office:value-type="float" office:value="65140965">
            <text:p>65,140,965</text:p>
          </table:table-cell>
          <table:table-cell table:style-name="ce2" table:formula="of:=[.R13]-[.K13]" office:value-type="float" office:value="226250">
            <text:p>226,250</text:p>
          </table:table-cell>
          <table:table-cell table:style-name="ce2" table:formula="of:=[.S13]-[.L13]" office:value-type="float" office:value="1510368">
            <text:p>1,510,368</text:p>
          </table:table-cell>
          <table:table-cell table:style-name="ce2" table:formula="of:=[.T13]-[.M13]" office:value-type="float" office:value="793867">
            <text:p>793,867</text:p>
          </table:table-cell>
          <table:table-cell table:formula="of:=[.L48]/[.$K48]" office:value-type="float" office:value="0.00347323684873259">
            <text:p>0.0034732368</text:p>
          </table:table-cell>
          <table:table-cell table:formula="of:=[.M48]/[.$K48]" office:value-type="float" office:value="0.023186147150261">
            <text:p>0.0231861472</text:p>
          </table:table-cell>
          <table:table-cell table:formula="of:=[.N48]/[.$K48]" office:value-type="float" office:value="0.012186908806156">
            <text:p>0.0121869088</text:p>
          </table:table-cell>
          <table:table-cell/>
          <table:table-cell table:style-name="ce1" office:value-type="string">
            <text:p>1M</text:p>
          </table:table-cell>
          <table:table-cell table:formula="of:=[.B48]-[.K48]" office:value-type="float" office:value="1083394737">
            <text:p>1083394737</text:p>
          </table:table-cell>
          <table:table-cell table:formula="of:=[.C48]-[.L48]" office:value-type="float" office:value="9782441">
            <text:p>9782441</text:p>
          </table:table-cell>
          <table:table-cell table:formula="of:=[.D48]-[.M48]" office:value-type="float" office:value="5602850">
            <text:p>5602850</text:p>
          </table:table-cell>
          <table:table-cell table:formula="of:=[.E48]-[.N48]" office:value-type="float" office:value="2350545">
            <text:p>2350545</text:p>
          </table:table-cell>
          <table:table-cell table:formula="of:=[.U48]/[.$T48]" office:value-type="float" office:value="0.00902943374737845">
            <text:p>0.0090294337</text:p>
          </table:table-cell>
          <table:table-cell table:formula="of:=[.V48]/[.$T48]" office:value-type="float" office:value="0.00517156841237267">
            <text:p>0.0051715684</text:p>
          </table:table-cell>
          <table:table-cell table:formula="of:=[.W48]/[.$T48]" office:value-type="float" office:value="0.00216961087194205">
            <text:p>0.0021696109</text:p>
          </table:table-cell>
        </table:table-row>
        <table:table-row table:style-name="ro1">
          <table:table-cell table:style-name="ce1" office:value-type="string">
            <text:p>2M</text:p>
          </table:table-cell>
          <table:table-cell table:style-name="ce2" table:formula="of:=[.C14]-[.J14]" office:value-type="float" office:value="2380386864">
            <text:p>2,380,386,864</text:p>
          </table:table-cell>
          <table:table-cell table:style-name="ce2" table:formula="of:=[.D14]-[.K14]" office:value-type="float" office:value="23171799">
            <text:p>23,171,799</text:p>
          </table:table-cell>
          <table:table-cell table:style-name="ce2" table:formula="of:=[.E14]-[.L14]" office:value-type="float" office:value="17330880">
            <text:p>17,330,880</text:p>
          </table:table-cell>
          <table:table-cell table:style-name="ce2" table:formula="of:=[.F14]-[.M14]" office:value-type="float" office:value="11068541">
            <text:p>11,068,541</text:p>
          </table:table-cell>
          <table:table-cell table:style-name="ce4" table:formula="of:=[.C49]/[.$B49]" office:value-type="float" office:value="0.00973446768272873">
            <text:p>0.009734</text:p>
          </table:table-cell>
          <table:table-cell table:style-name="ce4" table:formula="of:=[.D49]/[.$B49]" office:value-type="float" office:value="0.00728069889063209">
            <text:p>0.007281</text:p>
          </table:table-cell>
          <table:table-cell table:style-name="ce4" table:formula="of:=[.E49]/[.$B49]" office:value-type="float" office:value="0.00464989164887275">
            <text:p>0.004650</text:p>
          </table:table-cell>
          <table:table-cell/>
          <table:table-cell table:style-name="ce1" office:value-type="string">
            <text:p>2M</text:p>
          </table:table-cell>
          <table:table-cell table:style-name="ce2" table:formula="of:=[.Q14]-[.J14]" office:value-type="float" office:value="130119367">
            <text:p>130,119,367</text:p>
          </table:table-cell>
          <table:table-cell table:style-name="ce2" table:formula="of:=[.R14]-[.K14]" office:value-type="float" office:value="1013491">
            <text:p>1,013,491</text:p>
          </table:table-cell>
          <table:table-cell table:style-name="ce2" table:formula="of:=[.S14]-[.L14]" office:value-type="float" office:value="3426548">
            <text:p>3,426,548</text:p>
          </table:table-cell>
          <table:table-cell table:style-name="ce2" table:formula="of:=[.T14]-[.M14]" office:value-type="float" office:value="1898087">
            <text:p>1,898,087</text:p>
          </table:table-cell>
          <table:table-cell table:formula="of:=[.L49]/[.$K49]" office:value-type="float" office:value="0.00778893275741189">
            <text:p>0.0077889328</text:p>
          </table:table-cell>
          <table:table-cell table:formula="of:=[.M49]/[.$K49]" office:value-type="float" office:value="0.0263338815658395">
            <text:p>0.0263338816</text:p>
          </table:table-cell>
          <table:table-cell table:formula="of:=[.N49]/[.$K49]" office:value-type="float" office:value="0.0145872750825786">
            <text:p>0.0145872751</text:p>
          </table:table-cell>
          <table:table-cell/>
          <table:table-cell table:style-name="ce1" office:value-type="string">
            <text:p>2M</text:p>
          </table:table-cell>
          <table:table-cell table:formula="of:=[.B49]-[.K49]" office:value-type="float" office:value="2250267497">
            <text:p>2250267497</text:p>
          </table:table-cell>
          <table:table-cell table:formula="of:=[.C49]-[.L49]" office:value-type="float" office:value="22158308">
            <text:p>22158308</text:p>
          </table:table-cell>
          <table:table-cell table:formula="of:=[.D49]-[.M49]" office:value-type="float" office:value="13904332">
            <text:p>13904332</text:p>
          </table:table-cell>
          <table:table-cell table:formula="of:=[.E49]-[.N49]" office:value-type="float" office:value="9170454">
            <text:p>9170454</text:p>
          </table:table-cell>
          <table:table-cell table:formula="of:=[.U49]/[.$T49]" office:value-type="float" office:value="0.00984696620714688">
            <text:p>0.0098469662</text:p>
          </table:table-cell>
          <table:table-cell table:formula="of:=[.V49]/[.$T49]" office:value-type="float" office:value="0.00617896850864926">
            <text:p>0.0061789685</text:p>
          </table:table-cell>
          <table:table-cell table:formula="of:=[.W49]/[.$T49]" office:value-type="float" office:value="0.00407527283410786">
            <text:p>0.0040752728</text:p>
          </table:table-cell>
        </table:table-row>
        <table:table-row table:style-name="ro1">
          <table:table-cell table:style-name="ce1" office:value-type="string">
            <text:p>5M</text:p>
          </table:table-cell>
          <table:table-cell table:style-name="ce2" table:formula="of:=[.C15]-[.J15]" office:value-type="float" office:value="6232629682">
            <text:p>6,232,629,682</text:p>
          </table:table-cell>
          <table:table-cell table:style-name="ce2" table:formula="of:=[.D15]-[.K15]" office:value-type="float" office:value="67741067">
            <text:p>67,741,067</text:p>
          </table:table-cell>
          <table:table-cell table:style-name="ce2" table:formula="of:=[.E15]-[.L15]" office:value-type="float" office:value="57414409">
            <text:p>57,414,409</text:p>
          </table:table-cell>
          <table:table-cell table:style-name="ce2" table:formula="of:=[.F15]-[.M15]" office:value-type="float" office:value="55800422">
            <text:p>55,800,422</text:p>
          </table:table-cell>
          <table:table-cell table:style-name="ce4" table:formula="of:=[.C50]/[.$B50]" office:value-type="float" office:value="0.0108687777802102">
            <text:p>0.010869</text:p>
          </table:table-cell>
          <table:table-cell table:style-name="ce4" table:formula="of:=[.D50]/[.$B50]" office:value-type="float" office:value="0.00921190764242168">
            <text:p>0.009212</text:p>
          </table:table-cell>
          <table:table-cell table:style-name="ce4" table:formula="of:=[.E50]/[.$B50]" office:value-type="float" office:value="0.00895295001420558">
            <text:p>0.008953</text:p>
          </table:table-cell>
          <table:table-cell/>
          <table:table-cell table:style-name="ce1" office:value-type="string">
            <text:p>5M</text:p>
          </table:table-cell>
          <table:table-cell table:style-name="ce2" table:formula="of:=[.Q15]-[.J15]" office:value-type="float" office:value="347330203">
            <text:p>347,330,203</text:p>
          </table:table-cell>
          <table:table-cell table:style-name="ce2" table:formula="of:=[.R15]-[.K15]" office:value-type="float" office:value="3083840">
            <text:p>3,083,840</text:p>
          </table:table-cell>
          <table:table-cell table:style-name="ce2" table:formula="of:=[.S15]-[.L15]" office:value-type="float" office:value="9870996">
            <text:p>9,870,996</text:p>
          </table:table-cell>
          <table:table-cell table:style-name="ce2" table:formula="of:=[.T15]-[.M15]" office:value-type="float" office:value="6498622">
            <text:p>6,498,622</text:p>
          </table:table-cell>
          <table:table-cell table:formula="of:=[.L50]/[.$K50]" office:value-type="float" office:value="0.00887869806127974">
            <text:p>0.0088786981</text:p>
          </table:table-cell>
          <table:table-cell table:formula="of:=[.M50]/[.$K50]" office:value-type="float" office:value="0.0284196304114676">
            <text:p>0.0284196304</text:p>
          </table:table-cell>
          <table:table-cell table:formula="of:=[.N50]/[.$K50]" office:value-type="float" office:value="0.018710212771217">
            <text:p>0.0187102128</text:p>
          </table:table-cell>
          <table:table-cell/>
          <table:table-cell table:style-name="ce1" office:value-type="string">
            <text:p>5M</text:p>
          </table:table-cell>
          <table:table-cell table:formula="of:=[.B50]-[.K50]" office:value-type="float" office:value="5885299479">
            <text:p>5885299479</text:p>
          </table:table-cell>
          <table:table-cell table:formula="of:=[.C50]-[.L50]" office:value-type="float" office:value="64657227">
            <text:p>64657227</text:p>
          </table:table-cell>
          <table:table-cell table:formula="of:=[.D50]-[.M50]" office:value-type="float" office:value="47543413">
            <text:p>47543413</text:p>
          </table:table-cell>
          <table:table-cell table:formula="of:=[.E50]-[.N50]" office:value-type="float" office:value="49301800">
            <text:p>49301800</text:p>
          </table:table-cell>
          <table:table-cell table:formula="of:=[.U50]/[.$T50]" office:value-type="float" office:value="0.0109862254640925">
            <text:p>0.0109862255</text:p>
          </table:table-cell>
          <table:table-cell table:formula="of:=[.V50]/[.$T50]" office:value-type="float" office:value="0.00807833368032417">
            <text:p>0.0080783337</text:p>
          </table:table-cell>
          <table:table-cell table:formula="of:=[.W50]/[.$T50]" office:value-type="float" office:value="0.00837710980994583">
            <text:p>0.0083771098</text:p>
          </table:table-cell>
        </table:table-row>
        <table:table-row table:style-name="ro1" table:number-rows-repeated="2">
          <table:table-cell table:style-name="ce1"/>
          <table:table-cell table:style-name="ce2" table:number-columns-repeated="4"/>
          <table:table-cell table:style-name="ce4" table:number-columns-repeated="3"/>
          <table:table-cell table:number-columns-repeated="18"/>
        </table:table-row>
        <table:table-row table:style-name="ro2">
          <table:table-cell office:value-type="string">
            <text:p>fib whole</text:p>
          </table:table-cell>
          <table:table-cell table:number-columns-repeated="8"/>
          <table:table-cell office:value-type="string">
            <text:p>fib heapify</text:p>
          </table:table-cell>
          <table:table-cell table:number-columns-repeated="8"/>
          <table:table-cell office:value-type="string">
            <text:p>fib sort</text:p>
          </table:table-cell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 office:value-type="string">
            <text:p>l1_miss_rate</text:p>
          </table:table-cell>
          <table:table-cell office:value-type="string">
            <text:p>l2_miss_rate</text:p>
          </table:table-cell>
          <table:table-cell office:value-type="string">
            <text:p>l3_miss_rate</text:p>
          </table:table-cell>
          <table:table-cell/>
          <table:table-cell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 office:value-type="string">
            <text:p>l1_miss_rate</text:p>
          </table:table-cell>
          <table:table-cell office:value-type="string">
            <text:p>l2_miss_rate</text:p>
          </table:table-cell>
          <table:table-cell office:value-type="string">
            <text:p>l3_miss_rate</text:p>
          </table:table-cell>
          <table:table-cell/>
          <table:table-cell office:value-type="string">
            <text:p>size</text:p>
          </table:table-cell>
          <table:table-cell office:value-type="string">
            <text:p>instructions</text:p>
          </table:table-cell>
          <table:table-cell office:value-type="string">
            <text:p>l1_misses</text:p>
          </table:table-cell>
          <table:table-cell office:value-type="string">
            <text:p>l2_misses</text:p>
          </table:table-cell>
          <table:table-cell office:value-type="string">
            <text:p>l3_misses</text:p>
          </table:table-cell>
          <table:table-cell office:value-type="string">
            <text:p>l1_miss_rate</text:p>
          </table:table-cell>
          <table:table-cell office:value-type="string">
            <text:p>l2_miss_rate</text:p>
          </table:table-cell>
          <table:table-cell office:value-type="string">
            <text:p>l3_miss_rate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table:formula="of:=[.C20]-[.J20]" office:value-type="float" office:value="26086">
            <text:p>26,086</text:p>
          </table:table-cell>
          <table:table-cell table:style-name="ce2" table:formula="of:=[.D20]-[.K20]" office:value-type="float" office:value="346">
            <text:p>346</text:p>
          </table:table-cell>
          <table:table-cell table:style-name="ce2" table:formula="of:=[.E20]-[.L20]" office:value-type="float" office:value="-603">
            <text:p>-603</text:p>
          </table:table-cell>
          <table:table-cell table:style-name="ce2" table:formula="of:=[.F20]-[.M20]" office:value-type="float" office:value="1706">
            <text:p>1,706</text:p>
          </table:table-cell>
          <table:table-cell table:style-name="ce4" table:formula="of:=[.C55]/[.$B55]" office:value-type="float" office:value="0.013263819673388">
            <text:p>0.013264</text:p>
          </table:table-cell>
          <table:table-cell table:style-name="ce4" table:formula="of:=[.D55]/[.$B55]" office:value-type="float" office:value="-0.023115847581078">
            <text:p>-0.023116</text:p>
          </table:table-cell>
          <table:table-cell table:style-name="ce4" table:formula="of:=[.E55]/[.$B55]" office:value-type="float" office:value="0.0653990646323699">
            <text:p>0.065399</text:p>
          </table:table-cell>
          <table:table-cell/>
          <table:table-cell table:style-name="ce1" office:value-type="float" office:value="10">
            <text:p>10</text:p>
          </table:table-cell>
          <table:table-cell table:style-name="ce2" table:formula="of:=[.Q20]-[.J20]" office:value-type="float" office:value="17091">
            <text:p>17,091</text:p>
          </table:table-cell>
          <table:table-cell table:style-name="ce2" table:formula="of:=[.R20]-[.K20]" office:value-type="float" office:value="123">
            <text:p>123</text:p>
          </table:table-cell>
          <table:table-cell table:style-name="ce2" table:formula="of:=[.S20]-[.L20]" office:value-type="float" office:value="652">
            <text:p>652</text:p>
          </table:table-cell>
          <table:table-cell table:style-name="ce2" table:formula="of:=[.T20]-[.M20]" office:value-type="float" office:value="2351">
            <text:p>2,351</text:p>
          </table:table-cell>
          <table:table-cell table:formula="of:=[.L55]/[.$K55]" office:value-type="float" office:value="0.00719677022994559">
            <text:p>0.0071967702</text:p>
          </table:table-cell>
          <table:table-cell table:formula="of:=[.M55]/[.$K55]" office:value-type="float" office:value="0.0381487332514189">
            <text:p>0.0381487333</text:p>
          </table:table-cell>
          <table:table-cell table:formula="of:=[.N55]/[.$K55]" office:value-type="float" office:value="0.137557778947984">
            <text:p>0.1375577789</text:p>
          </table:table-cell>
          <table:table-cell/>
          <table:table-cell table:style-name="ce1" office:value-type="float" office:value="10">
            <text:p>10</text:p>
          </table:table-cell>
          <table:table-cell table:formula="of:=[.B55]-[.K55]" office:value-type="float" office:value="8995">
            <text:p>8995</text:p>
          </table:table-cell>
          <table:table-cell table:formula="of:=[.C55]-[.L55]" office:value-type="float" office:value="223">
            <text:p>223</text:p>
          </table:table-cell>
          <table:table-cell table:formula="of:=[.D55]-[.M55]" office:value-type="float" office:value="-1255">
            <text:p>-1255</text:p>
          </table:table-cell>
          <table:table-cell table:formula="of:=[.E55]-[.N55]" office:value-type="float" office:value="-645">
            <text:p>-645</text:p>
          </table:table-cell>
          <table:table-cell table:formula="of:=[.U55]/[.$T55]" office:value-type="float" office:value="0.0247915508615898">
            <text:p>0.0247915509</text:p>
          </table:table-cell>
          <table:table-cell table:formula="of:=[.V55]/[.$T55]" office:value-type="float" office:value="-0.139521956642579">
            <text:p>-0.1395219566</text:p>
          </table:table-cell>
          <table:table-cell table:formula="of:=[.W55]/[.$T55]" office:value-type="float" office:value="-0.0717065036131184">
            <text:p>-0.0717065036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table:formula="of:=[.C21]-[.J21]" office:value-type="float" office:value="144320">
            <text:p>144,320</text:p>
          </table:table-cell>
          <table:table-cell table:style-name="ce2" table:formula="of:=[.D21]-[.K21]" office:value-type="float" office:value="941">
            <text:p>941</text:p>
          </table:table-cell>
          <table:table-cell table:style-name="ce2" table:formula="of:=[.E21]-[.L21]" office:value-type="float" office:value="895">
            <text:p>895</text:p>
          </table:table-cell>
          <table:table-cell table:style-name="ce2" table:formula="of:=[.F21]-[.M21]" office:value-type="float" office:value="2226">
            <text:p>2,226</text:p>
          </table:table-cell>
          <table:table-cell table:style-name="ce4" table:formula="of:=[.C56]/[.$B56]" office:value-type="float" office:value="0.00652023281596452">
            <text:p>0.006520</text:p>
          </table:table-cell>
          <table:table-cell table:style-name="ce4" table:formula="of:=[.D56]/[.$B56]" office:value-type="float" office:value="0.00620149667405765">
            <text:p>0.006201</text:p>
          </table:table-cell>
          <table:table-cell table:style-name="ce4" table:formula="of:=[.E56]/[.$B56]" office:value-type="float" office:value="0.0154240576496674">
            <text:p>0.015424</text:p>
          </table:table-cell>
          <table:table-cell/>
          <table:table-cell table:style-name="ce1" office:value-type="float" office:value="100">
            <text:p>100</text:p>
          </table:table-cell>
          <table:table-cell table:style-name="ce2" table:formula="of:=[.Q21]-[.J21]" office:value-type="float" office:value="48487">
            <text:p>48,487</text:p>
          </table:table-cell>
          <table:table-cell table:style-name="ce2" table:formula="of:=[.R21]-[.K21]" office:value-type="float" office:value="186">
            <text:p>186</text:p>
          </table:table-cell>
          <table:table-cell table:style-name="ce2" table:formula="of:=[.S21]-[.L21]" office:value-type="float" office:value="1212">
            <text:p>1,212</text:p>
          </table:table-cell>
          <table:table-cell table:style-name="ce2" table:formula="of:=[.T21]-[.M21]" office:value-type="float" office:value="886">
            <text:p>886</text:p>
          </table:table-cell>
          <table:table-cell table:formula="of:=[.L56]/[.$K56]" office:value-type="float" office:value="0.00383607977396003">
            <text:p>0.0038360798</text:p>
          </table:table-cell>
          <table:table-cell table:formula="of:=[.M56]/[.$K56]" office:value-type="float" office:value="0.0249963907851589">
            <text:p>0.0249963908</text:p>
          </table:table-cell>
          <table:table-cell table:formula="of:=[.N56]/[.$K56]" office:value-type="float" office:value="0.0182729391383257">
            <text:p>0.0182729391</text:p>
          </table:table-cell>
          <table:table-cell/>
          <table:table-cell table:style-name="ce1" office:value-type="float" office:value="100">
            <text:p>100</text:p>
          </table:table-cell>
          <table:table-cell table:formula="of:=[.B56]-[.K56]" office:value-type="float" office:value="95833">
            <text:p>95833</text:p>
          </table:table-cell>
          <table:table-cell table:formula="of:=[.C56]-[.L56]" office:value-type="float" office:value="755">
            <text:p>755</text:p>
          </table:table-cell>
          <table:table-cell table:formula="of:=[.D56]-[.M56]" office:value-type="float" office:value="-317">
            <text:p>-317</text:p>
          </table:table-cell>
          <table:table-cell table:formula="of:=[.E56]-[.N56]" office:value-type="float" office:value="1340">
            <text:p>1340</text:p>
          </table:table-cell>
          <table:table-cell table:formula="of:=[.U56]/[.$T56]" office:value-type="float" office:value="0.00787828827230703">
            <text:p>0.0078782883</text:p>
          </table:table-cell>
          <table:table-cell table:formula="of:=[.V56]/[.$T56]" office:value-type="float" office:value="-0.00330783759247858">
            <text:p>-0.0033078376</text:p>
          </table:table-cell>
          <table:table-cell table:formula="of:=[.W56]/[.$T56]" office:value-type="float" office:value="0.013982657330982">
            <text:p>0.0139826573</text:p>
          </table:table-cell>
        </table:table-row>
        <table:table-row table:style-name="ro1">
          <table:table-cell table:style-name="ce1" office:value-type="string">
            <text:p>1K</text:p>
          </table:table-cell>
          <table:table-cell table:style-name="ce2" table:formula="of:=[.C22]-[.J22]" office:value-type="float" office:value="1415121">
            <text:p>1,415,121</text:p>
          </table:table-cell>
          <table:table-cell table:style-name="ce2" table:formula="of:=[.D22]-[.K22]" office:value-type="float" office:value="5350">
            <text:p>5,350</text:p>
          </table:table-cell>
          <table:table-cell table:style-name="ce2" table:formula="of:=[.E22]-[.L22]" office:value-type="float" office:value="5309">
            <text:p>5,309</text:p>
          </table:table-cell>
          <table:table-cell table:style-name="ce2" table:formula="of:=[.F22]-[.M22]" office:value-type="float" office:value="2883">
            <text:p>2,883</text:p>
          </table:table-cell>
          <table:table-cell table:style-name="ce4" table:formula="of:=[.C57]/[.$B57]" office:value-type="float" office:value="0.00378059544024857">
            <text:p>0.003781</text:p>
          </table:table-cell>
          <table:table-cell table:style-name="ce4" table:formula="of:=[.D57]/[.$B57]" office:value-type="float" office:value="0.00375162265276256">
            <text:p>0.003752</text:p>
          </table:table-cell>
          <table:table-cell table:style-name="ce4" table:formula="of:=[.E57]/[.$B57]" office:value-type="float" office:value="0.00203728161761432">
            <text:p>0.002037</text:p>
          </table:table-cell>
          <table:table-cell/>
          <table:table-cell table:style-name="ce1" office:value-type="string">
            <text:p>1K</text:p>
          </table:table-cell>
          <table:table-cell table:style-name="ce2" table:formula="of:=[.Q22]-[.J22]" office:value-type="float" office:value="379484">
            <text:p>379,484</text:p>
          </table:table-cell>
          <table:table-cell table:style-name="ce2" table:formula="of:=[.R22]-[.K22]" office:value-type="float" office:value="2154">
            <text:p>2,154</text:p>
          </table:table-cell>
          <table:table-cell table:style-name="ce2" table:formula="of:=[.S22]-[.L22]" office:value-type="float" office:value="6122">
            <text:p>6,122</text:p>
          </table:table-cell>
          <table:table-cell table:style-name="ce2" table:formula="of:=[.T22]-[.M22]" office:value-type="float" office:value="1697">
            <text:p>1,697</text:p>
          </table:table-cell>
          <table:table-cell table:formula="of:=[.L57]/[.$K57]" office:value-type="float" office:value="0.00567612863783453">
            <text:p>0.0056761286</text:p>
          </table:table-cell>
          <table:table-cell table:formula="of:=[.M57]/[.$K57]" office:value-type="float" office:value="0.0161324324609206">
            <text:p>0.0161324325</text:p>
          </table:table-cell>
          <table:table-cell table:formula="of:=[.N57]/[.$K57]" office:value-type="float" office:value="0.00447186179127447">
            <text:p>0.0044718618</text:p>
          </table:table-cell>
          <table:table-cell/>
          <table:table-cell table:style-name="ce1" office:value-type="string">
            <text:p>1K</text:p>
          </table:table-cell>
          <table:table-cell table:formula="of:=[.B57]-[.K57]" office:value-type="float" office:value="1035637">
            <text:p>1035637</text:p>
          </table:table-cell>
          <table:table-cell table:formula="of:=[.C57]-[.L57]" office:value-type="float" office:value="3196">
            <text:p>3196</text:p>
          </table:table-cell>
          <table:table-cell table:formula="of:=[.D57]-[.M57]" office:value-type="float" office:value="-813">
            <text:p>-813</text:p>
          </table:table-cell>
          <table:table-cell table:formula="of:=[.E57]-[.N57]" office:value-type="float" office:value="1186">
            <text:p>1186</text:p>
          </table:table-cell>
          <table:table-cell table:formula="of:=[.U57]/[.$T57]" office:value-type="float" office:value="0.00308602338464153">
            <text:p>0.0030860234</text:p>
          </table:table-cell>
          <table:table-cell table:formula="of:=[.V57]/[.$T57]" office:value-type="float" office:value="-0.00078502409628084">
            <text:p>-0.0007850241</text:p>
          </table:table-cell>
          <table:table-cell table:formula="of:=[.W57]/[.$T57]" office:value-type="float" office:value="0.00114518890306159">
            <text:p>0.0011451889</text:p>
          </table:table-cell>
        </table:table-row>
        <table:table-row table:style-name="ro1">
          <table:table-cell table:style-name="ce1" office:value-type="string">
            <text:p>8K</text:p>
          </table:table-cell>
          <table:table-cell table:style-name="ce2" table:formula="of:=[.C23]-[.J23]" office:value-type="float" office:value="13332673">
            <text:p>13,332,673</text:p>
          </table:table-cell>
          <table:table-cell table:style-name="ce2" table:formula="of:=[.D23]-[.K23]" office:value-type="float" office:value="137347">
            <text:p>137,347</text:p>
          </table:table-cell>
          <table:table-cell table:style-name="ce2" table:formula="of:=[.E23]-[.L23]" office:value-type="float" office:value="69990">
            <text:p>69,990</text:p>
          </table:table-cell>
          <table:table-cell table:style-name="ce2" table:formula="of:=[.F23]-[.M23]" office:value-type="float" office:value="18287">
            <text:p>18,287</text:p>
          </table:table-cell>
          <table:table-cell table:style-name="ce4" table:formula="of:=[.C58]/[.$B58]" office:value-type="float" office:value="0.01030153518353">
            <text:p>0.010302</text:p>
          </table:table-cell>
          <table:table-cell table:style-name="ce4" table:formula="of:=[.D58]/[.$B58]" office:value-type="float" office:value="0.00524950998198186">
            <text:p>0.005250</text:p>
          </table:table-cell>
          <table:table-cell table:style-name="ce4" table:formula="of:=[.E58]/[.$B58]" office:value-type="float" office:value="0.00137159292813977">
            <text:p>0.001372</text:p>
          </table:table-cell>
          <table:table-cell/>
          <table:table-cell table:style-name="ce1" office:value-type="string">
            <text:p>8K</text:p>
          </table:table-cell>
          <table:table-cell table:style-name="ce2" table:formula="of:=[.Q23]-[.J23]" office:value-type="float" office:value="2999300">
            <text:p>2,999,300</text:p>
          </table:table-cell>
          <table:table-cell table:style-name="ce2" table:formula="of:=[.R23]-[.K23]" office:value-type="float" office:value="14585">
            <text:p>14,585</text:p>
          </table:table-cell>
          <table:table-cell table:style-name="ce2" table:formula="of:=[.S23]-[.L23]" office:value-type="float" office:value="46034">
            <text:p>46,034</text:p>
          </table:table-cell>
          <table:table-cell table:style-name="ce2" table:formula="of:=[.T23]-[.M23]" office:value-type="float" office:value="11946">
            <text:p>11,946</text:p>
          </table:table-cell>
          <table:table-cell table:formula="of:=[.L58]/[.$K58]" office:value-type="float" office:value="0.00486280132030807">
            <text:p>0.0048628013</text:p>
          </table:table-cell>
          <table:table-cell table:formula="of:=[.M58]/[.$K58]" office:value-type="float" office:value="0.0153482479245157">
            <text:p>0.0153482479</text:p>
          </table:table-cell>
          <table:table-cell table:formula="of:=[.N58]/[.$K58]" office:value-type="float" office:value="0.00398292935018171">
            <text:p>0.0039829294</text:p>
          </table:table-cell>
          <table:table-cell/>
          <table:table-cell table:style-name="ce1" office:value-type="string">
            <text:p>8K</text:p>
          </table:table-cell>
          <table:table-cell table:formula="of:=[.B58]-[.K58]" office:value-type="float" office:value="10333373">
            <text:p>10333373</text:p>
          </table:table-cell>
          <table:table-cell table:formula="of:=[.C58]-[.L58]" office:value-type="float" office:value="122762">
            <text:p>122762</text:p>
          </table:table-cell>
          <table:table-cell table:formula="of:=[.D58]-[.M58]" office:value-type="float" office:value="23956">
            <text:p>23956</text:p>
          </table:table-cell>
          <table:table-cell table:formula="of:=[.E58]-[.N58]" office:value-type="float" office:value="6341">
            <text:p>6341</text:p>
          </table:table-cell>
          <table:table-cell table:formula="of:=[.U58]/[.$T58]" office:value-type="float" office:value="0.0118801479439482">
            <text:p>0.0118801479</text:p>
          </table:table-cell>
          <table:table-cell table:formula="of:=[.V58]/[.$T58]" office:value-type="float" office:value="0.002318313681312">
            <text:p>0.0023183137</text:p>
          </table:table-cell>
          <table:table-cell table:formula="of:=[.W58]/[.$T58]" office:value-type="float" office:value="0.000613642805693746">
            <text:p>0.0006136428</text:p>
          </table:table-cell>
        </table:table-row>
        <table:table-row table:style-name="ro1">
          <table:table-cell table:style-name="ce1" office:value-type="string">
            <text:p>10K</text:p>
          </table:table-cell>
          <table:table-cell table:style-name="ce2" table:formula="of:=[.C24]-[.J24]" office:value-type="float" office:value="16764266">
            <text:p>16,764,266</text:p>
          </table:table-cell>
          <table:table-cell table:style-name="ce2" table:formula="of:=[.D24]-[.K24]" office:value-type="float" office:value="177601">
            <text:p>177,601</text:p>
          </table:table-cell>
          <table:table-cell table:style-name="ce2" table:formula="of:=[.E24]-[.L24]" office:value-type="float" office:value="90317">
            <text:p>90,317</text:p>
          </table:table-cell>
          <table:table-cell table:style-name="ce2" table:formula="of:=[.F24]-[.M24]" office:value-type="float" office:value="21719">
            <text:p>21,719</text:p>
          </table:table-cell>
          <table:table-cell table:style-name="ce4" table:formula="of:=[.C59]/[.$B59]" office:value-type="float" office:value="0.0105940218319132">
            <text:p>0.010594</text:p>
          </table:table-cell>
          <table:table-cell table:style-name="ce4" table:formula="of:=[.D59]/[.$B59]" office:value-type="float" office:value="0.00538747118424392">
            <text:p>0.005387</text:p>
          </table:table-cell>
          <table:table-cell table:style-name="ce4" table:formula="of:=[.E59]/[.$B59]" office:value-type="float" office:value="0.00129555329174567">
            <text:p>0.001296</text:p>
          </table:table-cell>
          <table:table-cell/>
          <table:table-cell table:style-name="ce1" office:value-type="string">
            <text:p>10K</text:p>
          </table:table-cell>
          <table:table-cell table:style-name="ce2" table:formula="of:=[.Q24]-[.J24]" office:value-type="float" office:value="3735686">
            <text:p>3,735,686</text:p>
          </table:table-cell>
          <table:table-cell table:style-name="ce2" table:formula="of:=[.R24]-[.K24]" office:value-type="float" office:value="15988">
            <text:p>15,988</text:p>
          </table:table-cell>
          <table:table-cell table:style-name="ce2" table:formula="of:=[.S24]-[.L24]" office:value-type="float" office:value="50262">
            <text:p>50,262</text:p>
          </table:table-cell>
          <table:table-cell table:style-name="ce2" table:formula="of:=[.T24]-[.M24]" office:value-type="float" office:value="13654">
            <text:p>13,654</text:p>
          </table:table-cell>
          <table:table-cell table:formula="of:=[.L59]/[.$K59]" office:value-type="float" office:value="0.00427980295988474">
            <text:p>0.004279803</text:p>
          </table:table-cell>
          <table:table-cell table:formula="of:=[.M59]/[.$K59]" office:value-type="float" office:value="0.0134545569408135">
            <text:p>0.0134545569</text:p>
          </table:table-cell>
          <table:table-cell table:formula="of:=[.N59]/[.$K59]" office:value-type="float" office:value="0.0036550181144775">
            <text:p>0.0036550181</text:p>
          </table:table-cell>
          <table:table-cell/>
          <table:table-cell table:style-name="ce1" office:value-type="string">
            <text:p>10K</text:p>
          </table:table-cell>
          <table:table-cell table:formula="of:=[.B59]-[.K59]" office:value-type="float" office:value="13028580">
            <text:p>13028580</text:p>
          </table:table-cell>
          <table:table-cell table:formula="of:=[.C59]-[.L59]" office:value-type="float" office:value="161613">
            <text:p>161613</text:p>
          </table:table-cell>
          <table:table-cell table:formula="of:=[.D59]-[.M59]" office:value-type="float" office:value="40055">
            <text:p>40055</text:p>
          </table:table-cell>
          <table:table-cell table:formula="of:=[.E59]-[.N59]" office:value-type="float" office:value="8065">
            <text:p>8065</text:p>
          </table:table-cell>
          <table:table-cell table:formula="of:=[.U59]/[.$T59]" office:value-type="float" office:value="0.0124044984180931">
            <text:p>0.0124044984</text:p>
          </table:table-cell>
          <table:table-cell table:formula="of:=[.V59]/[.$T59]" office:value-type="float" office:value="0.00307439490719633">
            <text:p>0.0030743949</text:p>
          </table:table-cell>
          <table:table-cell table:formula="of:=[.W59]/[.$T59]" office:value-type="float" office:value="0.000619023715554573">
            <text:p>0.0006190237</text:p>
          </table:table-cell>
        </table:table-row>
        <table:table-row table:style-name="ro1">
          <table:table-cell table:style-name="ce1" office:value-type="string">
            <text:p>16K</text:p>
          </table:table-cell>
          <table:table-cell table:style-name="ce2" table:formula="of:=[.C25]-[.J25]" office:value-type="float" office:value="27564044">
            <text:p>27,564,044</text:p>
          </table:table-cell>
          <table:table-cell table:style-name="ce2" table:formula="of:=[.D25]-[.K25]" office:value-type="float" office:value="330534">
            <text:p>330,534</text:p>
          </table:table-cell>
          <table:table-cell table:style-name="ce2" table:formula="of:=[.E25]-[.L25]" office:value-type="float" office:value="220322">
            <text:p>220,322</text:p>
          </table:table-cell>
          <table:table-cell table:style-name="ce2" table:formula="of:=[.F25]-[.M25]" office:value-type="float" office:value="44610">
            <text:p>44,610</text:p>
          </table:table-cell>
          <table:table-cell table:style-name="ce4" table:formula="of:=[.C60]/[.$B60]" office:value-type="float" office:value="0.011991491524248">
            <text:p>0.011991</text:p>
          </table:table-cell>
          <table:table-cell table:style-name="ce4" table:formula="of:=[.D60]/[.$B60]" office:value-type="float" office:value="0.00799309419183919">
            <text:p>0.007993</text:p>
          </table:table-cell>
          <table:table-cell table:style-name="ce4" table:formula="of:=[.E60]/[.$B60]" office:value-type="float" office:value="0.00161841274088809">
            <text:p>0.001618</text:p>
          </table:table-cell>
          <table:table-cell/>
          <table:table-cell table:style-name="ce1" office:value-type="string">
            <text:p>16K</text:p>
          </table:table-cell>
          <table:table-cell table:style-name="ce2" table:formula="of:=[.Q25]-[.J25]" office:value-type="float" office:value="6010525">
            <text:p>6,010,525</text:p>
          </table:table-cell>
          <table:table-cell table:style-name="ce2" table:formula="of:=[.R25]-[.K25]" office:value-type="float" office:value="33654">
            <text:p>33,654</text:p>
          </table:table-cell>
          <table:table-cell table:style-name="ce2" table:formula="of:=[.S25]-[.L25]" office:value-type="float" office:value="98747">
            <text:p>98,747</text:p>
          </table:table-cell>
          <table:table-cell table:style-name="ce2" table:formula="of:=[.T25]-[.M25]" office:value-type="float" office:value="21159">
            <text:p>21,159</text:p>
          </table:table-cell>
          <table:table-cell table:formula="of:=[.L60]/[.$K60]" office:value-type="float" office:value="0.00559917810840151">
            <text:p>0.0055991781</text:p>
          </table:table-cell>
          <table:table-cell table:formula="of:=[.M60]/[.$K60]" office:value-type="float" office:value="0.0164290141044252">
            <text:p>0.0164290141</text:p>
          </table:table-cell>
          <table:table-cell table:formula="of:=[.N60]/[.$K60]" office:value-type="float" office:value="0.00352032476364377">
            <text:p>0.0035203248</text:p>
          </table:table-cell>
          <table:table-cell/>
          <table:table-cell table:style-name="ce1" office:value-type="string">
            <text:p>16K</text:p>
          </table:table-cell>
          <table:table-cell table:formula="of:=[.B60]-[.K60]" office:value-type="float" office:value="21553519">
            <text:p>21553519</text:p>
          </table:table-cell>
          <table:table-cell table:formula="of:=[.C60]-[.L60]" office:value-type="float" office:value="296880">
            <text:p>296880</text:p>
          </table:table-cell>
          <table:table-cell table:formula="of:=[.D60]-[.M60]" office:value-type="float" office:value="121575">
            <text:p>121575</text:p>
          </table:table-cell>
          <table:table-cell table:formula="of:=[.E60]-[.N60]" office:value-type="float" office:value="23451">
            <text:p>23451</text:p>
          </table:table-cell>
          <table:table-cell table:formula="of:=[.U60]/[.$T60]" office:value-type="float" office:value="0.0137740848721733">
            <text:p>0.0137740849</text:p>
          </table:table-cell>
          <table:table-cell table:formula="of:=[.V60]/[.$T60]" office:value-type="float" office:value="0.00564061024095416">
            <text:p>0.0056406102</text:p>
          </table:table-cell>
          <table:table-cell table:formula="of:=[.W60]/[.$T60]" office:value-type="float" office:value="0.00108803578663883">
            <text:p>0.0010880358</text:p>
          </table:table-cell>
        </table:table-row>
        <table:table-row table:style-name="ro1">
          <table:table-cell table:style-name="ce1" office:value-type="string">
            <text:p>64K</text:p>
          </table:table-cell>
          <table:table-cell table:style-name="ce2" table:formula="of:=[.C26]-[.J26]" office:value-type="float" office:value="116666044">
            <text:p>116,666,044</text:p>
          </table:table-cell>
          <table:table-cell table:style-name="ce2" table:formula="of:=[.D26]-[.K26]" office:value-type="float" office:value="1310120">
            <text:p>1,310,120</text:p>
          </table:table-cell>
          <table:table-cell table:style-name="ce2" table:formula="of:=[.E26]-[.L26]" office:value-type="float" office:value="965642">
            <text:p>965,642</text:p>
          </table:table-cell>
          <table:table-cell table:style-name="ce2" table:formula="of:=[.F26]-[.M26]" office:value-type="float" office:value="391254">
            <text:p>391,254</text:p>
          </table:table-cell>
          <table:table-cell table:style-name="ce4" table:formula="of:=[.C61]/[.$B61]" office:value-type="float" office:value="0.0112296599342993">
            <text:p>0.011230</text:p>
          </table:table-cell>
          <table:table-cell table:style-name="ce4" table:formula="of:=[.D61]/[.$B61]" office:value-type="float" office:value="0.00827697560397265">
            <text:p>0.008277</text:p>
          </table:table-cell>
          <table:table-cell table:style-name="ce4" table:formula="of:=[.E61]/[.$B61]" office:value-type="float" office:value="0.00335362361305403">
            <text:p>0.003354</text:p>
          </table:table-cell>
          <table:table-cell/>
          <table:table-cell table:style-name="ce1" office:value-type="string">
            <text:p>64K</text:p>
          </table:table-cell>
          <table:table-cell table:style-name="ce2" table:formula="of:=[.Q26]-[.J26]" office:value-type="float" office:value="24082896">
            <text:p>24,082,896</text:p>
          </table:table-cell>
          <table:table-cell table:style-name="ce2" table:formula="of:=[.R26]-[.K26]" office:value-type="float" office:value="117161">
            <text:p>117,161</text:p>
          </table:table-cell>
          <table:table-cell table:style-name="ce2" table:formula="of:=[.S26]-[.L26]" office:value-type="float" office:value="394356">
            <text:p>394,356</text:p>
          </table:table-cell>
          <table:table-cell table:style-name="ce2" table:formula="of:=[.T26]-[.M26]" office:value-type="float" office:value="203353">
            <text:p>203,353</text:p>
          </table:table-cell>
          <table:table-cell table:formula="of:=[.L61]/[.$K61]" office:value-type="float" office:value="0.0048649049516304">
            <text:p>0.004864905</text:p>
          </table:table-cell>
          <table:table-cell table:formula="of:=[.M61]/[.$K61]" office:value-type="float" office:value="0.0163749409539451">
            <text:p>0.016374941</text:p>
          </table:table-cell>
          <table:table-cell table:formula="of:=[.N61]/[.$K61]" office:value-type="float" office:value="0.00844387651717634">
            <text:p>0.0084438765</text:p>
          </table:table-cell>
          <table:table-cell/>
          <table:table-cell table:style-name="ce1" office:value-type="string">
            <text:p>64K</text:p>
          </table:table-cell>
          <table:table-cell table:formula="of:=[.B61]-[.K61]" office:value-type="float" office:value="92583148">
            <text:p>92583148</text:p>
          </table:table-cell>
          <table:table-cell table:formula="of:=[.C61]-[.L61]" office:value-type="float" office:value="1192959">
            <text:p>1192959</text:p>
          </table:table-cell>
          <table:table-cell table:formula="of:=[.D61]-[.M61]" office:value-type="float" office:value="571286">
            <text:p>571286</text:p>
          </table:table-cell>
          <table:table-cell table:formula="of:=[.E61]-[.N61]" office:value-type="float" office:value="187901">
            <text:p>187901</text:p>
          </table:table-cell>
          <table:table-cell table:formula="of:=[.U61]/[.$T61]" office:value-type="float" office:value="0.0128852715183113">
            <text:p>0.0128852715</text:p>
          </table:table-cell>
          <table:table-cell table:formula="of:=[.V61]/[.$T61]" office:value-type="float" office:value="0.00617051820272951">
            <text:p>0.0061705182</text:p>
          </table:table-cell>
          <table:table-cell table:formula="of:=[.W61]/[.$T61]" office:value-type="float" office:value="0.0020295378161045">
            <text:p>0.0020295378</text:p>
          </table:table-cell>
        </table:table-row>
        <table:table-row table:style-name="ro1">
          <table:table-cell table:style-name="ce1" office:value-type="string">
            <text:p>100K</text:p>
          </table:table-cell>
          <table:table-cell table:style-name="ce2" table:formula="of:=[.C27]-[.J27]" office:value-type="float" office:value="190348037">
            <text:p>190,348,037</text:p>
          </table:table-cell>
          <table:table-cell table:style-name="ce2" table:formula="of:=[.D27]-[.K27]" office:value-type="float" office:value="2670102">
            <text:p>2,670,102</text:p>
          </table:table-cell>
          <table:table-cell table:style-name="ce2" table:formula="of:=[.E27]-[.L27]" office:value-type="float" office:value="2100027">
            <text:p>2,100,027</text:p>
          </table:table-cell>
          <table:table-cell table:style-name="ce2" table:formula="of:=[.F27]-[.M27]" office:value-type="float" office:value="1494373">
            <text:p>1,494,373</text:p>
          </table:table-cell>
          <table:table-cell table:style-name="ce4" table:formula="of:=[.C62]/[.$B62]" office:value-type="float" office:value="0.0140274732646704">
            <text:p>0.014027</text:p>
          </table:table-cell>
          <table:table-cell table:style-name="ce4" table:formula="of:=[.D62]/[.$B62]" office:value-type="float" office:value="0.0110325645228482">
            <text:p>0.011033</text:p>
          </table:table-cell>
          <table:table-cell table:style-name="ce4" table:formula="of:=[.E62]/[.$B62]" office:value-type="float" office:value="0.00785074027319756">
            <text:p>0.007851</text:p>
          </table:table-cell>
          <table:table-cell/>
          <table:table-cell table:style-name="ce1" office:value-type="string">
            <text:p>100K</text:p>
          </table:table-cell>
          <table:table-cell table:style-name="ce2" table:formula="of:=[.Q27]-[.J27]" office:value-type="float" office:value="37663112">
            <text:p>37,663,112</text:p>
          </table:table-cell>
          <table:table-cell table:style-name="ce2" table:formula="of:=[.R27]-[.K27]" office:value-type="float" office:value="71205">
            <text:p>71,205</text:p>
          </table:table-cell>
          <table:table-cell table:style-name="ce2" table:formula="of:=[.S27]-[.L27]" office:value-type="float" office:value="352389">
            <text:p>352,389</text:p>
          </table:table-cell>
          <table:table-cell table:style-name="ce2" table:formula="of:=[.T27]-[.M27]" office:value-type="float" office:value="417137">
            <text:p>417,137</text:p>
          </table:table-cell>
          <table:table-cell table:formula="of:=[.L62]/[.$K62]" office:value-type="float" office:value="0.00189057664698552">
            <text:p>0.0018905766</text:p>
          </table:table-cell>
          <table:table-cell table:formula="of:=[.M62]/[.$K62]" office:value-type="float" office:value="0.0093563431508262">
            <text:p>0.0093563432</text:p>
          </table:table-cell>
          <table:table-cell table:formula="of:=[.N62]/[.$K62]" office:value-type="float" office:value="0.0110754788398792">
            <text:p>0.0110754788</text:p>
          </table:table-cell>
          <table:table-cell/>
          <table:table-cell table:style-name="ce1" office:value-type="string">
            <text:p>100K</text:p>
          </table:table-cell>
          <table:table-cell table:formula="of:=[.B62]-[.K62]" office:value-type="float" office:value="152684925">
            <text:p>152684925</text:p>
          </table:table-cell>
          <table:table-cell table:formula="of:=[.C62]-[.L62]" office:value-type="float" office:value="2598897">
            <text:p>2598897</text:p>
          </table:table-cell>
          <table:table-cell table:formula="of:=[.D62]-[.M62]" office:value-type="float" office:value="1747638">
            <text:p>1747638</text:p>
          </table:table-cell>
          <table:table-cell table:formula="of:=[.E62]-[.N62]" office:value-type="float" office:value="1077236">
            <text:p>1077236</text:p>
          </table:table-cell>
          <table:table-cell table:formula="of:=[.U62]/[.$T62]" office:value-type="float" office:value="0.017021307113325">
            <text:p>0.0170213071</text:p>
          </table:table-cell>
          <table:table-cell table:formula="of:=[.V62]/[.$T62]" office:value-type="float" office:value="0.011446041578761">
            <text:p>0.0114460416</text:p>
          </table:table-cell>
          <table:table-cell table:formula="of:=[.W62]/[.$T62]" office:value-type="float" office:value="0.00705528721974353">
            <text:p>0.0070552872</text:p>
          </table:table-cell>
        </table:table-row>
        <table:table-row table:style-name="ro1">
          <table:table-cell table:style-name="ce1" office:value-type="string">
            <text:p>128K</text:p>
          </table:table-cell>
          <table:table-cell table:style-name="ce2" table:formula="of:=[.C28]-[.J28]" office:value-type="float" office:value="240780915">
            <text:p>240,780,915</text:p>
          </table:table-cell>
          <table:table-cell table:style-name="ce2" table:formula="of:=[.D28]-[.K28]" office:value-type="float" office:value="2956638">
            <text:p>2,956,638</text:p>
          </table:table-cell>
          <table:table-cell table:style-name="ce2" table:formula="of:=[.E28]-[.L28]" office:value-type="float" office:value="2398583">
            <text:p>2,398,583</text:p>
          </table:table-cell>
          <table:table-cell table:style-name="ce2" table:formula="of:=[.F28]-[.M28]" office:value-type="float" office:value="1534898">
            <text:p>1,534,898</text:p>
          </table:table-cell>
          <table:table-cell table:style-name="ce4" table:formula="of:=[.C63]/[.$B63]" office:value-type="float" office:value="0.0122793702316481">
            <text:p>0.012279</text:p>
          </table:table-cell>
          <table:table-cell table:style-name="ce4" table:formula="of:=[.D63]/[.$B63]" office:value-type="float" office:value="0.00996168238666258">
            <text:p>0.009962</text:p>
          </table:table-cell>
          <table:table-cell table:style-name="ce4" table:formula="of:=[.E63]/[.$B63]" office:value-type="float" office:value="0.00637466636423406">
            <text:p>0.006375</text:p>
          </table:table-cell>
          <table:table-cell/>
          <table:table-cell table:style-name="ce1" office:value-type="string">
            <text:p>128K</text:p>
          </table:table-cell>
          <table:table-cell table:style-name="ce2" table:formula="of:=[.Q28]-[.J28]" office:value-type="float" office:value="48056256">
            <text:p>48,056,256</text:p>
          </table:table-cell>
          <table:table-cell table:style-name="ce2" table:formula="of:=[.R28]-[.K28]" office:value-type="float" office:value="239644">
            <text:p>239,644</text:p>
          </table:table-cell>
          <table:table-cell table:style-name="ce2" table:formula="of:=[.S28]-[.L28]" office:value-type="float" office:value="799873">
            <text:p>799,873</text:p>
          </table:table-cell>
          <table:table-cell table:style-name="ce2" table:formula="of:=[.T28]-[.M28]" office:value-type="float" office:value="635436">
            <text:p>635,436</text:p>
          </table:table-cell>
          <table:table-cell table:formula="of:=[.L63]/[.$K63]" office:value-type="float" office:value="0.0049867388753714">
            <text:p>0.0049867389</text:p>
          </table:table-cell>
          <table:table-cell table:formula="of:=[.M63]/[.$K63]" office:value-type="float" office:value="0.016644513463554">
            <text:p>0.0166445135</text:p>
          </table:table-cell>
          <table:table-cell table:formula="of:=[.N63]/[.$K63]" office:value-type="float" office:value="0.0132227529335619">
            <text:p>0.0132227529</text:p>
          </table:table-cell>
          <table:table-cell/>
          <table:table-cell table:style-name="ce1" office:value-type="string">
            <text:p>128K</text:p>
          </table:table-cell>
          <table:table-cell table:formula="of:=[.B63]-[.K63]" office:value-type="float" office:value="192724659">
            <text:p>192724659</text:p>
          </table:table-cell>
          <table:table-cell table:formula="of:=[.C63]-[.L63]" office:value-type="float" office:value="2716994">
            <text:p>2716994</text:p>
          </table:table-cell>
          <table:table-cell table:formula="of:=[.D63]-[.M63]" office:value-type="float" office:value="1598710">
            <text:p>1598710</text:p>
          </table:table-cell>
          <table:table-cell table:formula="of:=[.E63]-[.N63]" office:value-type="float" office:value="899462">
            <text:p>899462</text:p>
          </table:table-cell>
          <table:table-cell table:formula="of:=[.U63]/[.$T63]" office:value-type="float" office:value="0.0140978015688174">
            <text:p>0.0140978016</text:p>
          </table:table-cell>
          <table:table-cell table:formula="of:=[.V63]/[.$T63]" office:value-type="float" office:value="0.0082953058954433">
            <text:p>0.0082953059</text:p>
          </table:table-cell>
          <table:table-cell table:formula="of:=[.W63]/[.$T63]" office:value-type="float" office:value="0.00466708310533319">
            <text:p>0.0046670831</text:p>
          </table:table-cell>
        </table:table-row>
        <table:table-row table:style-name="ro1">
          <table:table-cell table:style-name="ce1" office:value-type="string">
            <text:p>625K</text:p>
          </table:table-cell>
          <table:table-cell table:style-name="ce2" table:formula="of:=[.C29]-[.J29]" office:value-type="float" office:value="1265183644">
            <text:p>1,265,183,644</text:p>
          </table:table-cell>
          <table:table-cell table:style-name="ce2" table:formula="of:=[.D29]-[.K29]" office:value-type="float" office:value="18099081">
            <text:p>18,099,081</text:p>
          </table:table-cell>
          <table:table-cell table:style-name="ce2" table:formula="of:=[.E29]-[.L29]" office:value-type="float" office:value="17475581">
            <text:p>17,475,581</text:p>
          </table:table-cell>
          <table:table-cell table:style-name="ce2" table:formula="of:=[.F29]-[.M29]" office:value-type="float" office:value="16923655">
            <text:p>16,923,655</text:p>
          </table:table-cell>
          <table:table-cell table:style-name="ce4" table:formula="of:=[.C64]/[.$B64]" office:value-type="float" office:value="0.0143054971393544">
            <text:p>0.014305</text:p>
          </table:table-cell>
          <table:table-cell table:style-name="ce4" table:formula="of:=[.D64]/[.$B64]" office:value-type="float" office:value="0.0138126833071832">
            <text:p>0.013813</text:p>
          </table:table-cell>
          <table:table-cell table:style-name="ce4" table:formula="of:=[.E64]/[.$B64]" office:value-type="float" office:value="0.0133764414994287">
            <text:p>0.013376</text:p>
          </table:table-cell>
          <table:table-cell/>
          <table:table-cell table:style-name="ce1" office:value-type="string">
            <text:p>625K</text:p>
          </table:table-cell>
          <table:table-cell table:style-name="ce2" table:formula="of:=[.Q29]-[.J29]" office:value-type="float" office:value="235055444">
            <text:p>235,055,444</text:p>
          </table:table-cell>
          <table:table-cell table:style-name="ce2" table:formula="of:=[.R29]-[.K29]" office:value-type="float" office:value="1220983">
            <text:p>1,220,983</text:p>
          </table:table-cell>
          <table:table-cell table:style-name="ce2" table:formula="of:=[.S29]-[.L29]" office:value-type="float" office:value="3894075">
            <text:p>3,894,075</text:p>
          </table:table-cell>
          <table:table-cell table:style-name="ce2" table:formula="of:=[.T29]-[.M29]" office:value-type="float" office:value="3499530">
            <text:p>3,499,530</text:p>
          </table:table-cell>
          <table:table-cell table:formula="of:=[.L64]/[.$K64]" office:value-type="float" office:value="0.0051944468046441">
            <text:p>0.0051944468</text:p>
          </table:table-cell>
          <table:table-cell table:formula="of:=[.M64]/[.$K64]" office:value-type="float" office:value="0.0165666233197305">
            <text:p>0.0165666233</text:p>
          </table:table-cell>
          <table:table-cell table:formula="of:=[.N64]/[.$K64]" office:value-type="float" office:value="0.0148881044422864">
            <text:p>0.0148881044</text:p>
          </table:table-cell>
          <table:table-cell/>
          <table:table-cell table:style-name="ce1" office:value-type="string">
            <text:p>625K</text:p>
          </table:table-cell>
          <table:table-cell table:formula="of:=[.B64]-[.K64]" office:value-type="float" office:value="1030128200">
            <text:p>1030128200</text:p>
          </table:table-cell>
          <table:table-cell table:formula="of:=[.C64]-[.L64]" office:value-type="float" office:value="16878098">
            <text:p>16878098</text:p>
          </table:table-cell>
          <table:table-cell table:formula="of:=[.D64]-[.M64]" office:value-type="float" office:value="13581506">
            <text:p>13581506</text:p>
          </table:table-cell>
          <table:table-cell table:formula="of:=[.E64]-[.N64]" office:value-type="float" office:value="13424125">
            <text:p>13424125</text:p>
          </table:table-cell>
          <table:table-cell table:formula="of:=[.U64]/[.$T64]" office:value-type="float" office:value="0.0163844636036563">
            <text:p>0.0163844636</text:p>
          </table:table-cell>
          <table:table-cell table:formula="of:=[.V64]/[.$T64]" office:value-type="float" office:value="0.0131842871595982">
            <text:p>0.0131842872</text:p>
          </table:table-cell>
          <table:table-cell table:formula="of:=[.W64]/[.$T64]" office:value-type="float" office:value="0.013031509087898">
            <text:p>0.0130315091</text:p>
          </table:table-cell>
        </table:table-row>
        <table:table-row table:style-name="ro1">
          <table:table-cell table:style-name="ce1" office:value-type="string">
            <text:p>1M</text:p>
          </table:table-cell>
          <table:table-cell table:style-name="ce2" table:formula="of:=[.C30]-[.J30]" office:value-type="float" office:value="2066116529">
            <text:p>2,066,116,529</text:p>
          </table:table-cell>
          <table:table-cell table:style-name="ce2" table:formula="of:=[.D30]-[.K30]" office:value-type="float" office:value="30467077">
            <text:p>30,467,077</text:p>
          </table:table-cell>
          <table:table-cell table:style-name="ce2" table:formula="of:=[.E30]-[.L30]" office:value-type="float" office:value="31457621">
            <text:p>31,457,621</text:p>
          </table:table-cell>
          <table:table-cell table:style-name="ce2" table:formula="of:=[.F30]-[.M30]" office:value-type="float" office:value="32477366">
            <text:p>32,477,366</text:p>
          </table:table-cell>
          <table:table-cell table:style-name="ce4" table:formula="of:=[.C65]/[.$B65]" office:value-type="float" office:value="0.0147460593690454">
            <text:p>0.014746</text:p>
          </table:table-cell>
          <table:table-cell table:style-name="ce4" table:formula="of:=[.D65]/[.$B65]" office:value-type="float" office:value="0.0152254824732589">
            <text:p>0.015225</text:p>
          </table:table-cell>
          <table:table-cell table:style-name="ce4" table:formula="of:=[.E65]/[.$B65]" office:value-type="float" office:value="0.0157190388558186">
            <text:p>0.015719</text:p>
          </table:table-cell>
          <table:table-cell/>
          <table:table-cell table:style-name="ce1" office:value-type="string">
            <text:p>1M</text:p>
          </table:table-cell>
          <table:table-cell table:style-name="ce2" table:formula="of:=[.Q30]-[.J30]" office:value-type="float" office:value="375985713">
            <text:p>375,985,713</text:p>
          </table:table-cell>
          <table:table-cell table:style-name="ce2" table:formula="of:=[.R30]-[.K30]" office:value-type="float" office:value="1481002">
            <text:p>1,481,002</text:p>
          </table:table-cell>
          <table:table-cell table:style-name="ce2" table:formula="of:=[.S30]-[.L30]" office:value-type="float" office:value="5877673">
            <text:p>5,877,673</text:p>
          </table:table-cell>
          <table:table-cell table:style-name="ce2" table:formula="of:=[.T30]-[.M30]" office:value-type="float" office:value="5456644">
            <text:p>5,456,644</text:p>
          </table:table-cell>
          <table:table-cell table:formula="of:=[.L65]/[.$K65]" office:value-type="float" office:value="0.00393898477732849">
            <text:p>0.0039389848</text:p>
          </table:table-cell>
          <table:table-cell table:formula="of:=[.M65]/[.$K65]" office:value-type="float" office:value="0.0156327030436925">
            <text:p>0.015632703</text:p>
          </table:table-cell>
          <table:table-cell table:formula="of:=[.N65]/[.$K65]" office:value-type="float" office:value="0.0145129025155272">
            <text:p>0.0145129025</text:p>
          </table:table-cell>
          <table:table-cell/>
          <table:table-cell table:style-name="ce1" office:value-type="string">
            <text:p>1M</text:p>
          </table:table-cell>
          <table:table-cell table:formula="of:=[.B65]-[.K65]" office:value-type="float" office:value="1690130816">
            <text:p>1690130816</text:p>
          </table:table-cell>
          <table:table-cell table:formula="of:=[.C65]-[.L65]" office:value-type="float" office:value="28986075">
            <text:p>28986075</text:p>
          </table:table-cell>
          <table:table-cell table:formula="of:=[.D65]-[.M65]" office:value-type="float" office:value="25579948">
            <text:p>25579948</text:p>
          </table:table-cell>
          <table:table-cell table:formula="of:=[.E65]-[.N65]" office:value-type="float" office:value="27020722">
            <text:p>27020722</text:p>
          </table:table-cell>
          <table:table-cell table:formula="of:=[.U65]/[.$T65]" office:value-type="float" office:value="0.0171501961419772">
            <text:p>0.0171501961</text:p>
          </table:table-cell>
          <table:table-cell table:formula="of:=[.V65]/[.$T65]" office:value-type="float" office:value="0.0151348923751">
            <text:p>0.0151348924</text:p>
          </table:table-cell>
          <table:table-cell table:formula="of:=[.W65]/[.$T65]" office:value-type="float" office:value="0.0159873553835019">
            <text:p>0.0159873554</text:p>
          </table:table-cell>
        </table:table-row>
        <table:table-row table:style-name="ro1">
          <table:table-cell table:style-name="ce1" office:value-type="string">
            <text:p>2M</text:p>
          </table:table-cell>
          <table:table-cell table:style-name="ce2" table:formula="of:=[.C31]-[.J31]" office:value-type="float" office:value="4263145118">
            <text:p>4,263,145,118</text:p>
          </table:table-cell>
          <table:table-cell table:style-name="ce2" table:formula="of:=[.D31]-[.K31]" office:value-type="float" office:value="66937261">
            <text:p>66,937,261</text:p>
          </table:table-cell>
          <table:table-cell table:style-name="ce2" table:formula="of:=[.E31]-[.L31]" office:value-type="float" office:value="75840354">
            <text:p>75,840,354</text:p>
          </table:table-cell>
          <table:table-cell table:style-name="ce2" table:formula="of:=[.F31]-[.M31]" office:value-type="float" office:value="79628645">
            <text:p>79,628,645</text:p>
          </table:table-cell>
          <table:table-cell table:style-name="ce4" table:formula="of:=[.C66]/[.$B66]" office:value-type="float" office:value="0.0157013798843899">
            <text:p>0.015701</text:p>
          </table:table-cell>
          <table:table-cell table:style-name="ce4" table:formula="of:=[.D66]/[.$B66]" office:value-type="float" office:value="0.0177897659828149">
            <text:p>0.017790</text:p>
          </table:table-cell>
          <table:table-cell table:style-name="ce4" table:formula="of:=[.E66]/[.$B66]" office:value-type="float" office:value="0.0186783801151383">
            <text:p>0.018678</text:p>
          </table:table-cell>
          <table:table-cell/>
          <table:table-cell table:style-name="ce1" office:value-type="string">
            <text:p>2M</text:p>
          </table:table-cell>
          <table:table-cell table:style-name="ce2" table:formula="of:=[.Q31]-[.J31]" office:value-type="float" office:value="751468843">
            <text:p>751,468,843</text:p>
          </table:table-cell>
          <table:table-cell table:style-name="ce2" table:formula="of:=[.R31]-[.K31]" office:value-type="float" office:value="1254934">
            <text:p>1,254,934</text:p>
          </table:table-cell>
          <table:table-cell table:style-name="ce2" table:formula="of:=[.S31]-[.L31]" office:value-type="float" office:value="6546609">
            <text:p>6,546,609</text:p>
          </table:table-cell>
          <table:table-cell table:style-name="ce2" table:formula="of:=[.T31]-[.M31]" office:value-type="float" office:value="11010849">
            <text:p>11,010,849</text:p>
          </table:table-cell>
          <table:table-cell table:formula="of:=[.L66]/[.$K66]" office:value-type="float" office:value="0.00166997475902005">
            <text:p>0.0016699748</text:p>
          </table:table-cell>
          <table:table-cell table:formula="of:=[.M66]/[.$K66]" office:value-type="float" office:value="0.00871175040852625">
            <text:p>0.0087117504</text:p>
          </table:table-cell>
          <table:table-cell table:formula="of:=[.N66]/[.$K66]" office:value-type="float" office:value="0.0146524358295983">
            <text:p>0.0146524358</text:p>
          </table:table-cell>
          <table:table-cell/>
          <table:table-cell table:style-name="ce1" office:value-type="string">
            <text:p>2M</text:p>
          </table:table-cell>
          <table:table-cell table:formula="of:=[.B66]-[.K66]" office:value-type="float" office:value="3511676275">
            <text:p>3511676275</text:p>
          </table:table-cell>
          <table:table-cell table:formula="of:=[.C66]-[.L66]" office:value-type="float" office:value="65682327">
            <text:p>65682327</text:p>
          </table:table-cell>
          <table:table-cell table:formula="of:=[.D66]-[.M66]" office:value-type="float" office:value="69293745">
            <text:p>69293745</text:p>
          </table:table-cell>
          <table:table-cell table:formula="of:=[.E66]-[.N66]" office:value-type="float" office:value="68617796">
            <text:p>68617796</text:p>
          </table:table-cell>
          <table:table-cell table:formula="of:=[.U66]/[.$T66]" office:value-type="float" office:value="0.0187039811920021">
            <text:p>0.0187039812</text:p>
          </table:table-cell>
          <table:table-cell table:formula="of:=[.V66]/[.$T66]" office:value-type="float" office:value="0.0197323840734721">
            <text:p>0.0197323841</text:p>
          </table:table-cell>
          <table:table-cell table:formula="of:=[.W66]/[.$T66]" office:value-type="float" office:value="0.0195398979366343">
            <text:p>0.0195398979</text:p>
          </table:table-cell>
        </table:table-row>
        <table:table-row table:style-name="ro1">
          <table:table-cell table:style-name="ce1" office:value-type="string">
            <text:p>5M</text:p>
          </table:table-cell>
          <table:table-cell table:style-name="ce2" table:formula="of:=[.C32]-[.J32]" office:value-type="float" office:value="11308696677">
            <text:p>11,308,696,677</text:p>
          </table:table-cell>
          <table:table-cell table:style-name="ce2" table:formula="of:=[.D32]-[.K32]" office:value-type="float" office:value="213922359">
            <text:p>213,922,359</text:p>
          </table:table-cell>
          <table:table-cell table:style-name="ce2" table:formula="of:=[.E32]-[.L32]" office:value-type="float" office:value="278491974">
            <text:p>278,491,974</text:p>
          </table:table-cell>
          <table:table-cell table:style-name="ce2" table:formula="of:=[.F32]-[.M32]" office:value-type="float" office:value="340630734">
            <text:p>340,630,734</text:p>
          </table:table-cell>
          <table:table-cell table:style-name="ce4" table:formula="of:=[.C67]/[.$B67]" office:value-type="float" office:value="0.0189166236490437">
            <text:p>0.018917</text:p>
          </table:table-cell>
          <table:table-cell table:style-name="ce4" table:formula="of:=[.D67]/[.$B67]" office:value-type="float" office:value="0.0246263545618308">
            <text:p>0.024626</text:p>
          </table:table-cell>
          <table:table-cell table:style-name="ce4" table:formula="of:=[.E67]/[.$B67]" office:value-type="float" office:value="0.0301211309958278">
            <text:p>0.030121</text:p>
          </table:table-cell>
          <table:table-cell/>
          <table:table-cell table:style-name="ce1" office:value-type="string">
            <text:p>5M</text:p>
          </table:table-cell>
          <table:table-cell table:style-name="ce2" table:formula="of:=[.Q32]-[.J32]" office:value-type="float" office:value="1878455369">
            <text:p>1,878,455,369</text:p>
          </table:table-cell>
          <table:table-cell table:style-name="ce2" table:formula="of:=[.R32]-[.K32]" office:value-type="float" office:value="9168301">
            <text:p>9,168,301</text:p>
          </table:table-cell>
          <table:table-cell table:style-name="ce2" table:formula="of:=[.S32]-[.L32]" office:value-type="float" office:value="31426466">
            <text:p>31,426,466</text:p>
          </table:table-cell>
          <table:table-cell table:style-name="ce2" table:formula="of:=[.T32]-[.M32]" office:value-type="float" office:value="27365500">
            <text:p>27,365,500</text:p>
          </table:table-cell>
          <table:table-cell table:formula="of:=[.L67]/[.$K67]" office:value-type="float" office:value="0.00488076594807827">
            <text:p>0.0048807659</text:p>
          </table:table-cell>
          <table:table-cell table:formula="of:=[.M67]/[.$K67]" office:value-type="float" office:value="0.0167299508514434">
            <text:p>0.0167299509</text:p>
          </table:table-cell>
          <table:table-cell table:formula="of:=[.N67]/[.$K67]" office:value-type="float" office:value="0.0145680863392395">
            <text:p>0.0145680863</text:p>
          </table:table-cell>
          <table:table-cell/>
          <table:table-cell table:style-name="ce1" office:value-type="string">
            <text:p>5M</text:p>
          </table:table-cell>
          <table:table-cell table:formula="of:=[.B67]-[.K67]" office:value-type="float" office:value="9430241308">
            <text:p>9430241308</text:p>
          </table:table-cell>
          <table:table-cell table:formula="of:=[.C67]-[.L67]" office:value-type="float" office:value="204754058">
            <text:p>204754058</text:p>
          </table:table-cell>
          <table:table-cell table:formula="of:=[.D67]-[.M67]" office:value-type="float" office:value="247065508">
            <text:p>247065508</text:p>
          </table:table-cell>
          <table:table-cell table:formula="of:=[.E67]-[.N67]" office:value-type="float" office:value="313265234">
            <text:p>313265234</text:p>
          </table:table-cell>
          <table:table-cell table:formula="of:=[.U67]/[.$T67]" office:value-type="float" office:value="0.0217124940192464">
            <text:p>0.021712494</text:p>
          </table:table-cell>
          <table:table-cell table:formula="of:=[.V67]/[.$T67]" office:value-type="float" office:value="0.0261992774024145">
            <text:p>0.0261992774</text:p>
          </table:table-cell>
          <table:table-cell table:formula="of:=[.W67]/[.$T67]" office:value-type="float" office:value="0.0332192171725496">
            <text:p>0.0332192172</text:p>
          </table:table-cell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 number:grouping="true"/>
    </number:number-style>
    <number:number-style style:name="N121">
      <number:number number:decimal-places="6" number:min-integer-digits="1" number:grouping="true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field </meta:initial-creator>
    <meta:creation-date>2013-04-26T14:38:15</meta:creation-date>
    <dc:date>2013-04-26T17:27:12</dc:date>
    <dc:creator>Garfield </dc:creator>
    <meta:editing-duration>PT2H44M4S</meta:editing-duration>
    <meta:editing-cycles>21</meta:editing-cycles>
    <meta:generator>LibreOffice/3.5$Linux_X86_64 LibreOffice_project/350m1$Build-2</meta:generator>
    <meta:document-statistic meta:table-count="3" meta:cell-count="1184" meta:object-count="0"/>
  </office:meta>
</office:document-meta>
</file>